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7pt" officeooo:rsid="000ff42a" officeooo:paragraph-rsid="000ff42a" style:font-size-asian="17pt" style:font-size-complex="17pt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style:font-name="Liberation Serif" fo:font-size="15pt" fo:font-style="normal" fo:font-weight="bold" officeooo:rsid="014e3160" officeooo:paragraph-rsid="000ff42a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style:font-name="Liberation Serif" fo:font-size="15pt" fo:font-style="normal" officeooo:paragraph-rsid="000ff42a" style:font-size-asian="15pt" style:font-style-asian="normal" style:font-size-complex="15pt" style:font-style-complex="normal"/>
    </style:style>
    <style:style style:name="P8" style:family="paragraph" style:parent-style-name="Text_20_body">
      <style:text-properties fo:font-size="14pt" fo:font-style="italic" officeooo:rsid="013c186a" officeooo:paragraph-rsid="013dc9f1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13c186a" officeooo:paragraph-rsid="0165f3d5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13c186a" officeooo:paragraph-rsid="032f8aa6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15918e8" officeooo:paragraph-rsid="015b1142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fo:font-weight="normal" officeooo:rsid="013c186a" officeooo:paragraph-rsid="032b0ccd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Text_20_body">
      <style:text-properties fo:font-size="14pt" fo:font-style="italic" fo:font-weight="normal" officeooo:rsid="013c186a" officeooo:paragraph-rsid="03510f13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15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16" style:family="paragraph" style:parent-style-name="Text_20_body">
      <style:text-properties fo:font-size="15pt" fo:font-style="normal" fo:font-weight="bold" officeooo:rsid="01227d6c" officeooo:paragraph-rsid="0152b83b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Text_20_body">
      <style:text-properties fo:font-size="12pt" fo:font-style="normal" officeooo:rsid="012359c6" officeooo:paragraph-rsid="01612a56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size="12pt" fo:font-style="normal" officeooo:rsid="01648a8a" officeooo:paragraph-rsid="01648a8a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fo:font-style="normal" officeooo:rsid="01648a8a" officeooo:paragraph-rsid="0167e24a" style:font-size-asian="12pt" style:font-style-asian="normal" style:font-size-complex="12pt" style:font-style-complex="normal"/>
    </style:style>
    <style:style style:name="P20" style:family="paragraph" style:parent-style-name="Text_20_body">
      <style:text-properties fo:font-size="12pt" fo:font-style="normal" officeooo:rsid="01648a8a" officeooo:paragraph-rsid="033164a8" style:font-size-asian="12pt" style:font-style-asian="normal" style:font-size-complex="12pt" style:font-style-complex="normal"/>
    </style:style>
    <style:style style:name="P21" style:family="paragraph" style:parent-style-name="Text_20_body">
      <style:text-properties fo:font-size="12pt" fo:font-style="normal" officeooo:rsid="0177c61d" officeooo:paragraph-rsid="0177c61d" style:font-size-asian="12pt" style:font-style-asian="normal" style:font-size-complex="12pt" style:font-style-complex="normal"/>
    </style:style>
    <style:style style:name="P22" style:family="paragraph" style:parent-style-name="Text_20_body">
      <style:text-properties fo:font-size="12pt" fo:font-style="normal" officeooo:rsid="03341e82" officeooo:paragraph-rsid="03341e82" style:font-size-asian="12pt" style:font-style-asian="normal" style:font-size-complex="12pt" style:font-style-complex="normal"/>
    </style:style>
    <style:style style:name="P23" style:family="paragraph" style:parent-style-name="Text_20_body">
      <style:text-properties fo:font-size="12pt" fo:font-style="normal" officeooo:rsid="033b7b1d" officeooo:paragraph-rsid="033b7b1d" style:font-size-asian="12pt" style:font-style-asian="normal" style:font-size-complex="12pt" style:font-style-complex="normal"/>
    </style:style>
    <style:style style:name="P24" style:family="paragraph" style:parent-style-name="Text_20_body">
      <style:text-properties fo:font-size="12pt" fo:font-style="normal" officeooo:rsid="035368bc" officeooo:paragraph-rsid="035368bc" style:font-size-asian="12pt" style:font-style-asian="normal" style:font-size-complex="12pt" style:font-style-complex="normal"/>
    </style:style>
    <style:style style:name="P25" style:family="paragraph" style:parent-style-name="Text_20_body">
      <style:text-properties fo:font-size="12pt" fo:font-style="normal" fo:font-weight="normal" officeooo:rsid="033fc887" officeooo:paragraph-rsid="03510f1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fo:font-size="12pt" fo:font-style="normal" fo:font-weight="normal" officeooo:rsid="03527602" officeooo:paragraph-rsid="0352f2f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fo:font-size="12pt" fo:font-style="normal" fo:font-weight="normal" officeooo:rsid="035327c8" officeooo:paragraph-rsid="035327c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fo:font-size="12pt" fo:font-style="normal" fo:font-weight="normal" officeooo:rsid="036972ba" officeooo:paragraph-rsid="036a2dd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font-size="12pt" fo:font-style="italic" officeooo:rsid="01579184" officeooo:paragraph-rsid="015d79f8" style:font-size-asian="12pt" style:font-style-asian="italic" style:font-size-complex="12pt" style:font-style-complex="italic"/>
    </style:style>
    <style:style style:name="P30" style:family="paragraph" style:parent-style-name="Text_20_body">
      <style:text-properties fo:font-size="12pt" fo:font-weight="normal" officeooo:rsid="0319bfee" officeooo:paragraph-rsid="0319bfee" style:font-size-asian="12pt" style:font-weight-asian="normal" style:font-size-complex="12pt" style:font-weight-complex="normal"/>
    </style:style>
    <style:style style:name="P31" style:family="paragraph" style:parent-style-name="Text_20_body">
      <style:text-properties officeooo:rsid="00dd8a95" officeooo:paragraph-rsid="01835bd4"/>
    </style:style>
    <style:style style:name="P32" style:family="paragraph" style:parent-style-name="Text_20_body">
      <style:text-properties fo:font-style="normal" officeooo:rsid="017f9a42" officeooo:paragraph-rsid="017edea7" style:font-style-asian="normal" style:font-style-complex="normal"/>
    </style:style>
    <style:style style:name="P33" style:family="paragraph" style:parent-style-name="Text_20_body">
      <style:text-properties officeooo:rsid="01227d6c" officeooo:paragraph-rsid="01227d6c"/>
    </style:style>
    <style:style style:name="P3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a494a4" officeooo:paragraph-rsid="022bd4d2" style:font-size-asian="12pt" style:font-style-asian="normal" style:font-size-complex="12pt" style:font-style-complex="normal"/>
    </style:style>
    <style:style style:name="P3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a494a4" officeooo:paragraph-rsid="02485485" style:font-size-asian="12pt" style:font-style-asian="normal" style:font-size-complex="12pt" style:font-style-complex="normal"/>
    </style:style>
    <style:style style:name="P3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a494a4" officeooo:paragraph-rsid="02655f7c" style:font-size-asian="12pt" style:font-style-asian="normal" style:font-size-complex="12pt" style:font-style-complex="normal"/>
    </style:style>
    <style:style style:name="P3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bbd35d" officeooo:paragraph-rsid="021bbdb1" style:font-size-asian="12pt" style:font-style-asian="normal" style:font-size-complex="12pt" style:font-style-complex="normal"/>
    </style:style>
    <style:style style:name="P3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bbd35d" officeooo:paragraph-rsid="022a10ca" style:font-size-asian="12pt" style:font-style-asian="normal" style:font-size-complex="12pt" style:font-style-complex="normal"/>
    </style:style>
    <style:style style:name="P4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bbd35d" officeooo:paragraph-rsid="022e8634" style:font-size-asian="12pt" style:font-style-asian="normal" style:font-size-complex="12pt" style:font-style-complex="normal"/>
    </style:style>
    <style:style style:name="P41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37df2d" officeooo:paragraph-rsid="023f0ca3" style:font-size-asian="12pt" style:font-style-asian="normal" style:font-size-complex="12pt" style:font-style-complex="normal"/>
    </style:style>
    <style:style style:name="P42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53eed9" officeooo:paragraph-rsid="02655f7c" style:font-size-asian="12pt" style:font-style-asian="normal" style:font-size-complex="12pt" style:font-style-complex="normal"/>
    </style:style>
    <style:style style:name="P43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64a021" officeooo:paragraph-rsid="02698f24" style:font-size-asian="12pt" style:font-style-asian="normal" style:font-size-complex="12pt" style:font-style-complex="normal"/>
    </style:style>
    <style:style style:name="P4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65f6f8" officeooo:paragraph-rsid="02698f24" style:font-size-asian="12pt" style:font-style-asian="normal" style:font-size-complex="12pt" style:font-style-complex="normal"/>
    </style:style>
    <style:style style:name="P4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680826" officeooo:paragraph-rsid="02698f24" style:font-size-asian="12pt" style:font-style-asian="normal" style:font-size-complex="12pt" style:font-style-complex="normal"/>
    </style:style>
    <style:style style:name="P4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1e7ce6c" officeooo:paragraph-rsid="02084d9c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1e7ce6c" officeooo:paragraph-rsid="02093e28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1e7ce6c" officeooo:paragraph-rsid="02150d5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0431abd" officeooo:paragraph-rsid="01a27ac3" style:font-size-asian="14pt" style:font-style-asian="italic" style:font-size-complex="14pt" style:font-style-complex="italic"/>
    </style:style>
    <style:style style:name="P5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19c86e7" style:font-size-asian="14pt" style:font-style-asian="italic" style:font-size-complex="14pt" style:font-style-complex="italic"/>
    </style:style>
    <style:style style:name="P51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2a10ca" style:font-size-asian="14pt" style:font-style-asian="italic" style:font-size-complex="14pt" style:font-style-complex="italic"/>
    </style:style>
    <style:style style:name="P52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2bd4d2" style:font-size-asian="14pt" style:font-style-asian="italic" style:font-size-complex="14pt" style:font-style-complex="italic"/>
    </style:style>
    <style:style style:name="P53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2e8634" style:font-size-asian="14pt" style:font-style-asian="italic" style:font-size-complex="14pt" style:font-style-complex="italic"/>
    </style:style>
    <style:style style:name="P5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655f7c" style:font-size-asian="14pt" style:font-style-asian="italic" style:font-size-complex="14pt" style:font-style-complex="italic"/>
    </style:style>
    <style:style style:name="P5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698f24" style:font-size-asian="14pt" style:font-style-asian="italic" style:font-size-complex="14pt" style:font-style-complex="italic"/>
    </style:style>
    <style:style style:name="P5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7c2497" style:font-size-asian="14pt" style:font-style-asian="italic" style:font-size-complex="14pt" style:font-style-complex="italic"/>
    </style:style>
    <style:style style:name="P5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9cc20c" style:font-size-asian="14pt" style:font-style-asian="italic" style:font-size-complex="14pt" style:font-style-complex="italic"/>
    </style:style>
    <style:style style:name="P5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d1faa6" style:font-size-asian="14pt" style:font-style-asian="italic" style:font-size-complex="14pt" style:font-style-complex="italic"/>
    </style:style>
    <style:style style:name="P5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d3c8ca" style:font-size-asian="14pt" style:font-style-asian="italic" style:font-size-complex="14pt" style:font-style-complex="italic"/>
    </style:style>
    <style:style style:name="P6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30a98ae" style:font-size-asian="14pt" style:font-style-asian="italic" style:font-size-complex="14pt" style:font-style-complex="italic"/>
    </style:style>
    <style:style style:name="P61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30f72ff" style:font-size-asian="14pt" style:font-style-asian="italic" style:font-size-complex="14pt" style:font-style-complex="italic"/>
    </style:style>
    <style:style style:name="P62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0431abd" officeooo:paragraph-rsid="01defa29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0431abd" officeooo:paragraph-rsid="0204274f" style:font-size-asian="14pt" style:font-style-asian="italic" style:font-weight-asian="normal" style:font-size-complex="14pt" style:font-style-complex="italic" style:font-weight-complex="normal"/>
    </style:style>
    <style:style style:name="P6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7cc4e7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9cc20c" style:font-size-asian="14pt" style:font-style-asian="italic" style:font-weight-asian="normal" style:font-size-complex="14pt" style:font-style-complex="italic" style:font-weight-complex="normal"/>
    </style:style>
    <style:style style:name="P6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a3e0fc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ab88bc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d1faa6" style:font-size-asian="14pt" style:font-style-asian="italic" style:font-weight-asian="normal" style:font-size-complex="14pt" style:font-style-complex="italic" style:font-weight-complex="normal"/>
    </style:style>
    <style:style style:name="P6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30a98ae" style:font-size-asian="14pt" style:font-style-asian="italic" style:font-weight-asian="normal" style:font-size-complex="14pt" style:font-style-complex="italic" style:font-weight-complex="normal"/>
    </style:style>
    <style:style style:name="P7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30e2310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Text_20_body">
      <style:paragraph-properties fo:margin-left="0in" fo:margin-right="0in" style:line-height-at-least="0.2291in" fo:text-indent="0in" style:auto-text-indent="false"/>
      <style:text-properties officeooo:rsid="018f3927" officeooo:paragraph-rsid="0196ab78"/>
    </style:style>
    <style:style style:name="P72" style:family="paragraph" style:parent-style-name="Text_20_body">
      <style:paragraph-properties fo:margin-left="0in" fo:margin-right="0in" style:line-height-at-least="0.2291in" fo:text-indent="0in" style:auto-text-indent="false"/>
      <style:text-properties style:font-name="Liberation Serif" fo:font-style="normal" officeooo:rsid="00c65bfb" officeooo:paragraph-rsid="01835bd4" style:font-style-asian="normal" style:font-style-complex="normal"/>
    </style:style>
    <style:style style:name="P73" style:family="paragraph" style:parent-style-name="Text_20_body">
      <style:paragraph-properties fo:margin-left="0in" fo:margin-right="0in" style:line-height-at-least="0.2291in" fo:text-indent="0in" style:auto-text-indent="false"/>
      <style:text-properties officeooo:rsid="00112240" officeooo:paragraph-rsid="01f4a640"/>
    </style:style>
    <style:style style:name="P7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officeooo:rsid="019c86e7" officeooo:paragraph-rsid="027cc4e7" style:font-size-asian="13pt" style:font-style-asian="italic" style:font-size-complex="13pt" style:font-style-complex="italic"/>
    </style:style>
    <style:style style:name="P7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officeooo:rsid="019c86e7" officeooo:paragraph-rsid="029cc20c" style:font-size-asian="13pt" style:font-style-asian="italic" style:font-size-complex="13pt" style:font-style-complex="italic"/>
    </style:style>
    <style:style style:name="P7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officeooo:rsid="019c86e7" officeooo:paragraph-rsid="02d1faa6" style:font-size-asian="13pt" style:font-style-asian="italic" style:font-size-complex="13pt" style:font-style-complex="italic"/>
    </style:style>
    <style:style style:name="P7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officeooo:rsid="019c86e7" officeooo:paragraph-rsid="030a98ae" style:font-size-asian="13pt" style:font-style-asian="italic" style:font-size-complex="13pt" style:font-style-complex="italic"/>
    </style:style>
    <style:style style:name="P7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fo:font-weight="normal" officeooo:rsid="0275e18b" officeooo:paragraph-rsid="027cc4e7" style:font-size-asian="13pt" style:font-style-asian="italic" style:font-weight-asian="normal" style:font-size-complex="13pt" style:font-style-complex="italic" style:font-weight-complex="normal"/>
    </style:style>
    <style:style style:name="P7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fo:font-weight="normal" officeooo:rsid="0275e18b" officeooo:paragraph-rsid="029cc20c" style:font-size-asian="13pt" style:font-style-asian="italic" style:font-weight-asian="normal" style:font-size-complex="13pt" style:font-style-complex="italic" style:font-weight-complex="normal"/>
    </style:style>
    <style:style style:name="P8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fo:font-weight="normal" officeooo:rsid="0275e18b" officeooo:paragraph-rsid="02d1faa6" style:font-size-asian="13pt" style:font-style-asian="italic" style:font-weight-asian="normal" style:font-size-complex="13pt" style:font-style-complex="italic" style:font-weight-complex="normal"/>
    </style:style>
    <style:style style:name="P81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fo:font-weight="normal" officeooo:rsid="0275e18b" officeooo:paragraph-rsid="030a98ae" style:font-size-asian="13pt" style:font-style-asian="italic" style:font-weight-asian="normal" style:font-size-complex="13pt" style:font-style-complex="italic" style:font-weight-complex="normal"/>
    </style:style>
    <style:style style:name="P82" style:family="paragraph" style:parent-style-name="Text_20_body" style:list-style-name="L1">
      <style:text-properties officeooo:rsid="00ded284" officeooo:paragraph-rsid="01835bd4"/>
    </style:style>
    <style:style style:name="P83" style:family="paragraph" style:parent-style-name="Text_20_body" style:list-style-name="L1">
      <style:text-properties officeooo:rsid="00df7c82" officeooo:paragraph-rsid="01835bd4"/>
    </style:style>
    <style:style style:name="P84" style:family="paragraph" style:parent-style-name="Text_20_body" style:list-style-name="L1">
      <style:text-properties officeooo:rsid="00e31642" officeooo:paragraph-rsid="01835bd4"/>
    </style:style>
    <style:style style:name="P85" style:family="paragraph" style:parent-style-name="Text_20_body" style:list-style-name="L2">
      <style:text-properties officeooo:paragraph-rsid="031b763d"/>
    </style:style>
    <style:style style:name="P86" style:family="paragraph" style:parent-style-name="Text_20_body" style:list-style-name="L2">
      <style:text-properties fo:font-size="12pt" fo:font-style="normal" fo:font-weight="normal" officeooo:rsid="0319bfee" officeooo:paragraph-rsid="031b763d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ext_20_body">
      <style:text-properties fo:font-size="12pt" fo:font-style="normal" fo:font-weight="normal" officeooo:rsid="033b7b1d" officeooo:paragraph-rsid="03716e4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text-properties fo:font-size="12pt" fo:font-style="normal" fo:font-weight="normal" officeooo:rsid="033b7b1d" officeooo:paragraph-rsid="037ed090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>
      <style:text-properties fo:font-size="12pt" fo:font-style="normal" fo:font-weight="normal" officeooo:rsid="03527602" officeooo:paragraph-rsid="03716e45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 style:list-style-name="L3">
      <style:text-properties fo:font-size="12pt" fo:font-style="normal" officeooo:rsid="017becdc" officeooo:paragraph-rsid="017becdc" style:font-size-asian="12pt" style:font-style-asian="normal" style:font-size-complex="12pt" style:font-style-complex="normal"/>
    </style:style>
    <style:style style:name="P91" style:family="paragraph" style:parent-style-name="Text_20_body" style:list-style-name="L3">
      <style:text-properties fo:font-size="12pt" fo:font-style="normal" officeooo:rsid="017becdc" officeooo:paragraph-rsid="03716e45" style:font-size-asian="12pt" style:font-style-asian="normal" style:font-size-complex="12pt" style:font-style-complex="normal"/>
    </style:style>
    <style:style style:name="P92" style:family="paragraph" style:parent-style-name="Text_20_body">
      <style:text-properties fo:font-size="12pt" fo:font-style="normal" officeooo:rsid="0177c61d" officeooo:paragraph-rsid="03716e45" style:font-size-asian="12pt" style:font-style-asian="normal" style:font-size-complex="12pt" style:font-style-complex="normal"/>
    </style:style>
    <style:style style:name="P93" style:family="paragraph" style:parent-style-name="Text_20_body" style:list-style-name="L2">
      <style:text-properties officeooo:rsid="031ef1ee" officeooo:paragraph-rsid="031ef1ee"/>
    </style:style>
    <style:style style:name="P94" style:family="paragraph" style:parent-style-name="Text_20_body">
      <style:text-properties fo:font-size="14pt" fo:font-style="italic" officeooo:rsid="032f8aa6" officeooo:paragraph-rsid="032f8aa6" style:font-size-asian="14pt" style:font-style-asian="italic" style:font-size-complex="14pt" style:font-style-complex="italic"/>
    </style:style>
    <style:style style:name="P95" style:family="paragraph" style:parent-style-name="Text_20_body">
      <style:text-properties fo:font-size="14pt" fo:font-style="italic" fo:font-weight="normal" officeooo:rsid="032b0ccd" officeooo:paragraph-rsid="03716e45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c65bfb" style:font-style-asian="normal" style:font-style-complex="normal"/>
    </style:style>
    <style:style style:name="T3" style:family="text">
      <style:text-properties fo:font-style="normal" officeooo:rsid="00d0fbeb" style:font-style-asian="normal" style:font-style-complex="normal"/>
    </style:style>
    <style:style style:name="T4" style:family="text">
      <style:text-properties fo:font-style="normal" officeooo:rsid="00db7cb6" style:font-style-asian="normal" style:font-style-complex="normal"/>
    </style:style>
    <style:style style:name="T5" style:family="text">
      <style:text-properties fo:font-style="normal" officeooo:rsid="00ddb085" style:font-style-asian="normal" style:font-style-complex="normal"/>
    </style:style>
    <style:style style:name="T6" style:family="text">
      <style:text-properties fo:font-style="normal" officeooo:rsid="00ded284" style:font-style-asian="normal" style:font-style-complex="normal"/>
    </style:style>
    <style:style style:name="T7" style:family="text">
      <style:text-properties fo:font-style="normal" officeooo:rsid="00df7c82" style:font-style-asian="normal" style:font-style-complex="normal"/>
    </style:style>
    <style:style style:name="T8" style:family="text">
      <style:text-properties fo:font-style="normal" officeooo:rsid="00e08ca8" style:font-style-asian="normal" style:font-style-complex="normal"/>
    </style:style>
    <style:style style:name="T9" style:family="text">
      <style:text-properties fo:font-style="normal" officeooo:rsid="00e19873" style:font-style-asian="normal" style:font-style-complex="normal"/>
    </style:style>
    <style:style style:name="T10" style:family="text">
      <style:text-properties fo:font-style="normal" officeooo:rsid="00e22d0b" style:font-style-asian="normal" style:font-style-complex="normal"/>
    </style:style>
    <style:style style:name="T11" style:family="text">
      <style:text-properties fo:font-style="normal" officeooo:rsid="00e3403d" style:font-style-asian="normal" style:font-style-complex="normal"/>
    </style:style>
    <style:style style:name="T12" style:family="text">
      <style:text-properties fo:font-style="normal" officeooo:rsid="00e425b7" style:font-style-asian="normal" style:font-style-complex="normal"/>
    </style:style>
    <style:style style:name="T13" style:family="text">
      <style:text-properties fo:font-style="normal" officeooo:rsid="00e5d9b7" style:font-style-asian="normal" style:font-style-complex="normal"/>
    </style:style>
    <style:style style:name="T14" style:family="text">
      <style:text-properties fo:font-style="normal" officeooo:rsid="00eaccb8" style:font-style-asian="normal" style:font-style-complex="normal"/>
    </style:style>
    <style:style style:name="T15" style:family="text">
      <style:text-properties fo:font-style="normal" officeooo:rsid="00ee3243" style:font-style-asian="normal" style:font-style-complex="normal"/>
    </style:style>
    <style:style style:name="T16" style:family="text">
      <style:text-properties fo:font-style="normal" officeooo:rsid="00f0202d" style:font-style-asian="normal" style:font-style-complex="normal"/>
    </style:style>
    <style:style style:name="T17" style:family="text">
      <style:text-properties fo:font-style="normal" officeooo:rsid="01508bfa" style:font-style-asian="normal" style:font-style-complex="normal"/>
    </style:style>
    <style:style style:name="T18" style:family="text">
      <style:text-properties fo:font-style="normal" officeooo:rsid="01522347" style:font-style-asian="normal" style:font-style-complex="normal"/>
    </style:style>
    <style:style style:name="T19" style:family="text">
      <style:text-properties fo:font-style="normal" officeooo:rsid="015d79f8" style:font-style-asian="normal" style:font-style-complex="normal"/>
    </style:style>
    <style:style style:name="T20" style:family="text">
      <style:text-properties fo:font-style="normal" officeooo:rsid="0189a19f" style:font-style-asian="normal" style:font-style-complex="normal"/>
    </style:style>
    <style:style style:name="T21" style:family="text">
      <style:text-properties fo:font-style="normal" officeooo:rsid="0189d8c1" style:font-style-asian="normal" style:font-style-complex="normal"/>
    </style:style>
    <style:style style:name="T22" style:family="text">
      <style:text-properties fo:font-style="normal" officeooo:rsid="01d9669b" style:font-style-asian="normal" style:font-style-complex="normal"/>
    </style:style>
    <style:style style:name="T23" style:family="text">
      <style:text-properties fo:font-style="normal" officeooo:rsid="01daf52f" style:font-style-asian="normal" style:font-style-complex="normal"/>
    </style:style>
    <style:style style:name="T24" style:family="text">
      <style:text-properties fo:font-style="normal" officeooo:rsid="01dcc9e7" style:font-style-asian="normal" style:font-style-complex="normal"/>
    </style:style>
    <style:style style:name="T25" style:family="text">
      <style:text-properties fo:font-style="normal" officeooo:rsid="01dd52a5" style:font-style-asian="normal" style:font-style-complex="normal"/>
    </style:style>
    <style:style style:name="T26" style:family="text">
      <style:text-properties fo:font-style="normal" officeooo:rsid="01f56342" style:font-style-asian="normal" style:font-style-complex="normal"/>
    </style:style>
    <style:style style:name="T27" style:family="text">
      <style:text-properties fo:font-style="normal" officeooo:rsid="031527ae" style:font-style-asian="normal" style:font-style-complex="normal"/>
    </style:style>
    <style:style style:name="T28" style:family="text">
      <style:text-properties fo:font-style="normal" officeooo:rsid="0288d8a0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ff42a" style:font-weight-asian="bold" style:font-weight-complex="bold"/>
    </style:style>
    <style:style style:name="T31" style:family="text">
      <style:text-properties fo:font-weight="bold" officeooo:rsid="014e3160" style:font-weight-asian="bold" style:font-weight-complex="bold"/>
    </style:style>
    <style:style style:name="T32" style:family="text">
      <style:text-properties fo:font-weight="bold" officeooo:rsid="01bd0155" style:font-weight-asian="bold" style:font-weight-complex="bold"/>
    </style:style>
    <style:style style:name="T33" style:family="text">
      <style:text-properties fo:font-weight="bold" officeooo:rsid="01b5526e" style:font-weight-asian="bold" style:font-weight-complex="bold"/>
    </style:style>
    <style:style style:name="T34" style:family="text">
      <style:text-properties fo:font-weight="bold" officeooo:rsid="0232642b" style:font-weight-asian="bold" style:font-weight-complex="bold"/>
    </style:style>
    <style:style style:name="T35" style:family="text">
      <style:text-properties fo:font-weight="bold" officeooo:rsid="0239ecb0" style:font-weight-asian="bold" style:font-weight-complex="bold"/>
    </style:style>
    <style:style style:name="T36" style:family="text">
      <style:text-properties fo:font-weight="bold" officeooo:rsid="023bc962" style:font-weight-asian="bold" style:font-weight-complex="bold"/>
    </style:style>
    <style:style style:name="T37" style:family="text">
      <style:text-properties fo:font-weight="bold" officeooo:rsid="0235e8ac" style:font-weight-asian="bold" style:font-weight-complex="bold"/>
    </style:style>
    <style:style style:name="T38" style:family="text">
      <style:text-properties fo:font-weight="bold" officeooo:rsid="0254cffe" style:font-weight-asian="bold" style:font-weight-complex="bold"/>
    </style:style>
    <style:style style:name="T39" style:family="text">
      <style:text-properties fo:font-weight="bold" officeooo:rsid="02577559" style:font-weight-asian="bold" style:font-weight-complex="bold"/>
    </style:style>
    <style:style style:name="T40" style:family="text">
      <style:text-properties fo:font-weight="bold" officeooo:rsid="025d8967" style:font-weight-asian="bold" style:font-weight-complex="bold"/>
    </style:style>
    <style:style style:name="T41" style:family="text">
      <style:text-properties fo:font-weight="bold" officeooo:rsid="02625e33" style:font-weight-asian="bold" style:font-weight-complex="bold"/>
    </style:style>
    <style:style style:name="T42" style:family="text">
      <style:text-properties fo:font-weight="bold" officeooo:rsid="016c9b5b" style:font-weight-asian="bold" style:font-weight-complex="bold"/>
    </style:style>
    <style:style style:name="T43" style:family="text">
      <style:text-properties fo:font-weight="bold" officeooo:rsid="0363eff7" style:font-weight-asian="bold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e19873" style:font-style-asian="italic" style:font-style-complex="italic"/>
    </style:style>
    <style:style style:name="T46" style:family="text">
      <style:text-properties fo:font-style="italic" officeooo:rsid="00e425b7" style:font-style-asian="italic" style:font-style-complex="italic"/>
    </style:style>
    <style:style style:name="T47" style:family="text">
      <style:text-properties fo:font-style="italic" officeooo:rsid="00e3403d" style:font-style-asian="italic" style:font-style-complex="italic"/>
    </style:style>
    <style:style style:name="T48" style:family="text">
      <style:text-properties fo:font-style="italic" officeooo:rsid="00ee3243" style:font-style-asian="italic" style:font-style-complex="italic"/>
    </style:style>
    <style:style style:name="T49" style:family="text">
      <style:text-properties fo:font-style="italic" officeooo:rsid="015d79f8" style:font-style-asian="italic" style:font-style-complex="italic"/>
    </style:style>
    <style:style style:name="T50" style:family="text">
      <style:text-properties fo:font-style="italic" officeooo:rsid="0167e24a" style:font-style-asian="italic" style:font-style-complex="italic"/>
    </style:style>
    <style:style style:name="T51" style:family="text">
      <style:text-properties fo:font-style="italic" officeooo:rsid="016c9b5b" style:font-style-asian="italic" style:font-style-complex="italic"/>
    </style:style>
    <style:style style:name="T52" style:family="text">
      <style:text-properties fo:font-style="italic" officeooo:rsid="01b3c46d" style:font-style-asian="italic" style:font-style-complex="italic"/>
    </style:style>
    <style:style style:name="T53" style:family="text">
      <style:text-properties fo:font-style="italic" officeooo:rsid="019c86e7" style:font-style-asian="italic" style:font-style-complex="italic"/>
    </style:style>
    <style:style style:name="T54" style:family="text">
      <style:text-properties fo:font-style="italic" officeooo:rsid="01e819ae" style:font-style-asian="italic" style:font-style-complex="italic"/>
    </style:style>
    <style:style style:name="T55" style:family="text">
      <style:text-properties fo:font-style="italic" officeooo:rsid="01fb4e86" style:font-style-asian="italic" style:font-style-complex="italic"/>
    </style:style>
    <style:style style:name="T56" style:family="text">
      <style:text-properties fo:font-style="italic" officeooo:rsid="0204a842" style:font-style-asian="italic" style:font-style-complex="italic"/>
    </style:style>
    <style:style style:name="T57" style:family="text">
      <style:text-properties fo:font-style="italic" officeooo:rsid="02056717" style:font-style-asian="italic" style:font-style-complex="italic"/>
    </style:style>
    <style:style style:name="T58" style:family="text">
      <style:text-properties fo:font-style="italic" officeooo:rsid="0208e8e4" style:font-style-asian="italic" style:font-style-complex="italic"/>
    </style:style>
    <style:style style:name="T59" style:family="text">
      <style:text-properties fo:font-style="italic" officeooo:rsid="0208f091" style:font-style-asian="italic" style:font-style-complex="italic"/>
    </style:style>
    <style:style style:name="T60" style:family="text">
      <style:text-properties fo:font-style="italic" officeooo:rsid="02167c4b" style:font-style-asian="italic" style:font-style-complex="italic"/>
    </style:style>
    <style:style style:name="T61" style:family="text">
      <style:text-properties fo:font-style="italic" officeooo:rsid="02182fac" style:font-style-asian="italic" style:font-style-complex="italic"/>
    </style:style>
    <style:style style:name="T62" style:family="text">
      <style:text-properties fo:font-style="italic" officeooo:rsid="022ca854" style:font-style-asian="italic" style:font-style-complex="italic"/>
    </style:style>
    <style:style style:name="T63" style:family="text">
      <style:text-properties fo:font-style="italic" officeooo:rsid="023146bd" style:font-style-asian="italic" style:font-style-complex="italic"/>
    </style:style>
    <style:style style:name="T64" style:family="text">
      <style:text-properties fo:font-style="italic" officeooo:rsid="0232642b" style:font-style-asian="italic" style:font-style-complex="italic"/>
    </style:style>
    <style:style style:name="T65" style:family="text">
      <style:text-properties fo:font-style="italic" officeooo:rsid="023bc962" style:font-style-asian="italic" style:font-style-complex="italic"/>
    </style:style>
    <style:style style:name="T66" style:family="text">
      <style:text-properties fo:font-style="italic" officeooo:rsid="0235e8ac" style:font-style-asian="italic" style:font-style-complex="italic"/>
    </style:style>
    <style:style style:name="T67" style:family="text">
      <style:text-properties fo:font-style="italic" officeooo:rsid="0254cffe" style:font-style-asian="italic" style:font-style-complex="italic"/>
    </style:style>
    <style:style style:name="T68" style:family="text">
      <style:text-properties fo:font-style="italic" officeooo:rsid="025d0fe1" style:font-style-asian="italic" style:font-style-complex="italic"/>
    </style:style>
    <style:style style:name="T69" style:family="text">
      <style:text-properties fo:font-style="italic" officeooo:rsid="0325ed9a" style:font-style-asian="italic" style:font-style-complex="italic"/>
    </style:style>
    <style:style style:name="T70" style:family="text">
      <style:text-properties fo:font-style="italic" officeooo:rsid="032f280e" style:font-style-asian="italic" style:font-style-complex="italic"/>
    </style:style>
    <style:style style:name="T71" style:family="text">
      <style:text-properties fo:font-style="italic" officeooo:rsid="03415f21" style:font-style-asian="italic" style:font-style-complex="italic"/>
    </style:style>
    <style:style style:name="T72" style:family="text">
      <style:text-properties fo:font-style="italic" officeooo:rsid="02f3f3b6" style:font-style-asian="italic" style:font-style-complex="italic"/>
    </style:style>
    <style:style style:name="T73" style:family="text">
      <style:text-properties fo:font-style="italic" officeooo:rsid="030cc099" style:font-style-asian="italic" style:font-style-complex="italic"/>
    </style:style>
    <style:style style:name="T74" style:family="text">
      <style:text-properties fo:font-style="italic" officeooo:rsid="030dc773" style:font-style-asian="italic" style:font-style-complex="italic"/>
    </style:style>
    <style:style style:name="T75" style:family="text">
      <style:text-properties fo:font-style="italic" officeooo:rsid="035d8b7b" style:font-style-asian="italic" style:font-style-complex="italic"/>
    </style:style>
    <style:style style:name="T76" style:family="text">
      <style:text-properties fo:font-style="italic" officeooo:rsid="035ba69c" style:font-style-asian="italic" style:font-style-complex="italic"/>
    </style:style>
    <style:style style:name="T77" style:family="text">
      <style:text-properties fo:font-style="italic" officeooo:rsid="0363eff7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2f3f3b6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30cc099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9c86e7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30dc773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334b377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357a1ec" style:font-style-asian="italic" style:font-weight-asian="normal" style:font-style-complex="italic" style:font-weight-complex="normal"/>
    </style:style>
    <style:style style:name="T85" style:family="text">
      <style:text-properties fo:font-size="20pt" style:font-size-asian="20pt" style:font-size-complex="20pt"/>
    </style:style>
    <style:style style:name="T86" style:family="text">
      <style:text-properties fo:font-size="20pt" officeooo:rsid="018bd9a5" style:font-size-asian="20pt" style:font-size-complex="20pt"/>
    </style:style>
    <style:style style:name="T87" style:family="text">
      <style:text-properties officeooo:rsid="014da8ec"/>
    </style:style>
    <style:style style:name="T88" style:family="text">
      <style:text-properties officeooo:rsid="014e95f1"/>
    </style:style>
    <style:style style:name="T89" style:family="text">
      <style:text-properties officeooo:rsid="0152e890"/>
    </style:style>
    <style:style style:name="T90" style:family="text">
      <style:text-properties officeooo:rsid="015918e8"/>
    </style:style>
    <style:style style:name="T91" style:family="text">
      <style:text-properties officeooo:rsid="015c973c"/>
    </style:style>
    <style:style style:name="T92" style:family="text">
      <style:text-properties officeooo:rsid="015d79f8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fo:font-size="12pt" officeooo:rsid="00477bfb" style:font-size-asian="12pt" style:font-size-complex="12pt"/>
    </style:style>
    <style:style style:name="T95" style:family="text">
      <style:text-properties fo:font-size="12pt" officeooo:rsid="0190a0b8" style:font-size-asian="12pt" style:font-size-complex="12pt"/>
    </style:style>
    <style:style style:name="T96" style:family="text">
      <style:text-properties fo:font-size="12pt" officeooo:rsid="01957b2c" style:font-size-asian="12pt" style:font-size-complex="12pt"/>
    </style:style>
    <style:style style:name="T97" style:family="text">
      <style:text-properties fo:font-size="12pt" officeooo:rsid="01dea0d6" style:font-size-asian="12pt" style:font-size-complex="12pt"/>
    </style:style>
    <style:style style:name="T98" style:family="text">
      <style:text-properties fo:font-size="12pt" officeooo:rsid="027d49df" style:font-size-asian="12pt" style:font-size-complex="12pt"/>
    </style:style>
    <style:style style:name="T99" style:family="text">
      <style:text-properties fo:font-size="12pt" officeooo:rsid="028dd0a3" style:font-size-asian="12pt" style:font-size-complex="12pt"/>
    </style:style>
    <style:style style:name="T100" style:family="text">
      <style:text-properties fo:font-size="12pt" officeooo:rsid="029082d6" style:font-size-asian="12pt" style:font-size-complex="12pt"/>
    </style:style>
    <style:style style:name="T101" style:family="text">
      <style:text-properties fo:font-size="12pt" officeooo:rsid="02937af9" style:font-size-asian="12pt" style:font-size-complex="12pt"/>
    </style:style>
    <style:style style:name="T102" style:family="text">
      <style:text-properties fo:font-size="12pt" officeooo:rsid="02967ee2" style:font-size-asian="12pt" style:font-size-complex="12pt"/>
    </style:style>
    <style:style style:name="T103" style:family="text">
      <style:text-properties fo:font-size="12pt" officeooo:rsid="0294a7d5" style:font-size-asian="12pt" style:font-size-complex="12pt"/>
    </style:style>
    <style:style style:name="T104" style:family="text">
      <style:text-properties fo:font-size="12pt" officeooo:rsid="0296c90f" style:font-size-asian="12pt" style:font-size-complex="12pt"/>
    </style:style>
    <style:style style:name="T105" style:family="text">
      <style:text-properties fo:font-size="12pt" officeooo:rsid="029c60b7" style:font-size-asian="12pt" style:font-size-complex="12pt"/>
    </style:style>
    <style:style style:name="T106" style:family="text">
      <style:text-properties fo:font-size="12pt" officeooo:rsid="0298440e" style:font-size-asian="12pt" style:font-size-complex="12pt"/>
    </style:style>
    <style:style style:name="T107" style:family="text">
      <style:text-properties fo:font-size="12pt" officeooo:rsid="02a1c9d7" style:font-size-asian="12pt" style:font-size-complex="12pt"/>
    </style:style>
    <style:style style:name="T108" style:family="text">
      <style:text-properties fo:font-size="12pt" officeooo:rsid="02a30f8d" style:font-size-asian="12pt" style:font-size-complex="12pt"/>
    </style:style>
    <style:style style:name="T109" style:family="text">
      <style:text-properties fo:font-size="12pt" officeooo:rsid="02a3f5f4" style:font-size-asian="12pt" style:font-size-complex="12pt"/>
    </style:style>
    <style:style style:name="T110" style:family="text">
      <style:text-properties fo:font-size="12pt" officeooo:rsid="0284bef2" style:font-size-asian="12pt" style:font-size-complex="12pt"/>
    </style:style>
    <style:style style:name="T111" style:family="text">
      <style:text-properties fo:font-size="12pt" officeooo:rsid="02ac4539" style:font-size-asian="12pt" style:font-size-complex="12pt"/>
    </style:style>
    <style:style style:name="T112" style:family="text">
      <style:text-properties fo:font-size="12pt" officeooo:rsid="02acfd2e" style:font-size-asian="12pt" style:font-size-complex="12pt"/>
    </style:style>
    <style:style style:name="T113" style:family="text">
      <style:text-properties fo:font-size="12pt" officeooo:rsid="02b33332" style:font-size-asian="12pt" style:font-size-complex="12pt"/>
    </style:style>
    <style:style style:name="T114" style:family="text">
      <style:text-properties fo:font-size="12pt" officeooo:rsid="02b4afc7" style:font-size-asian="12pt" style:font-size-complex="12pt"/>
    </style:style>
    <style:style style:name="T115" style:family="text">
      <style:text-properties fo:font-size="12pt" officeooo:rsid="02beb5c8" style:font-size-asian="12pt" style:font-size-complex="12pt"/>
    </style:style>
    <style:style style:name="T116" style:family="text">
      <style:text-properties fo:font-size="12pt" officeooo:rsid="02c7f7c0" style:font-size-asian="12pt" style:font-size-complex="12pt"/>
    </style:style>
    <style:style style:name="T117" style:family="text">
      <style:text-properties fo:font-size="12pt" officeooo:rsid="02ce39b4" style:font-size-asian="12pt" style:font-size-complex="12pt"/>
    </style:style>
    <style:style style:name="T118" style:family="text">
      <style:text-properties fo:font-size="12pt" officeooo:rsid="02d654a4" style:font-size-asian="12pt" style:font-size-complex="12pt"/>
    </style:style>
    <style:style style:name="T119" style:family="text">
      <style:text-properties fo:font-size="12pt" officeooo:rsid="02d77fec" style:font-size-asian="12pt" style:font-size-complex="12pt"/>
    </style:style>
    <style:style style:name="T120" style:family="text">
      <style:text-properties fo:font-size="12pt" officeooo:rsid="02dad9ab" style:font-size-asian="12pt" style:font-size-complex="12pt"/>
    </style:style>
    <style:style style:name="T121" style:family="text">
      <style:text-properties fo:font-size="12pt" officeooo:rsid="02e602cc" style:font-size-asian="12pt" style:font-size-complex="12pt"/>
    </style:style>
    <style:style style:name="T122" style:family="text">
      <style:text-properties fo:font-size="12pt" officeooo:rsid="02e92f93" style:font-size-asian="12pt" style:font-size-complex="12pt"/>
    </style:style>
    <style:style style:name="T123" style:family="text">
      <style:text-properties fo:font-size="12pt" officeooo:rsid="02ee95e0" style:font-size-asian="12pt" style:font-size-complex="12pt"/>
    </style:style>
    <style:style style:name="T124" style:family="text">
      <style:text-properties fo:font-size="12pt" officeooo:rsid="02f3f3b6" style:font-size-asian="12pt" style:font-size-complex="12pt"/>
    </style:style>
    <style:style style:name="T125" style:family="text">
      <style:text-properties fo:font-size="12pt" officeooo:rsid="02f46911" style:font-size-asian="12pt" style:font-size-complex="12pt"/>
    </style:style>
    <style:style style:name="T126" style:family="text">
      <style:text-properties fo:font-size="12pt" officeooo:rsid="030cc099" style:font-size-asian="12pt" style:font-size-complex="12pt"/>
    </style:style>
    <style:style style:name="T127" style:family="text">
      <style:text-properties fo:font-size="12pt" officeooo:rsid="030dc773" style:font-size-asian="12pt" style:font-size-complex="12pt"/>
    </style:style>
    <style:style style:name="T128" style:family="text">
      <style:text-properties fo:font-size="12pt" fo:font-style="italic" officeooo:rsid="01dea0d6" style:font-size-asian="12pt" style:font-style-asian="italic" style:font-size-complex="12pt" style:font-style-complex="italic"/>
    </style:style>
    <style:style style:name="T129" style:family="text">
      <style:text-properties fo:font-size="12pt" fo:font-style="italic" fo:font-weight="normal" officeooo:rsid="0319bfee" style:font-size-asian="12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size="12pt" fo:font-style="italic" fo:font-weight="normal" officeooo:rsid="031f4be6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fo:font-size="12pt" fo:font-style="normal" officeooo:rsid="01bbd35d" style:font-size-asian="12pt" style:font-style-asian="normal" style:font-size-complex="12pt" style:font-style-complex="normal"/>
    </style:style>
    <style:style style:name="T132" style:family="text">
      <style:text-properties fo:font-size="12pt" fo:font-style="normal" officeooo:rsid="027d49df" style:font-size-asian="12pt" style:font-style-asian="normal" style:font-size-complex="12pt" style:font-style-complex="normal"/>
    </style:style>
    <style:style style:name="T133" style:family="text">
      <style:text-properties fo:font-size="12pt" fo:font-style="normal" officeooo:rsid="027f203f" style:font-size-asian="12pt" style:font-style-asian="normal" style:font-size-complex="12pt" style:font-style-complex="normal"/>
    </style:style>
    <style:style style:name="T134" style:family="text">
      <style:text-properties fo:font-size="12pt" fo:font-style="normal" officeooo:rsid="02810ae3" style:font-size-asian="12pt" style:font-style-asian="normal" style:font-size-complex="12pt" style:font-style-complex="normal"/>
    </style:style>
    <style:style style:name="T135" style:family="text">
      <style:text-properties fo:font-size="12pt" fo:font-style="normal" officeooo:rsid="0282d45b" style:font-size-asian="12pt" style:font-style-asian="normal" style:font-size-complex="12pt" style:font-style-complex="normal"/>
    </style:style>
    <style:style style:name="T136" style:family="text">
      <style:text-properties fo:font-size="12pt" fo:font-style="normal" officeooo:rsid="0284bef2" style:font-size-asian="12pt" style:font-style-asian="normal" style:font-size-complex="12pt" style:font-style-complex="normal"/>
    </style:style>
    <style:style style:name="T137" style:family="text">
      <style:text-properties fo:font-size="12pt" fo:font-style="normal" officeooo:rsid="0286bd57" style:font-size-asian="12pt" style:font-style-asian="normal" style:font-size-complex="12pt" style:font-style-complex="normal"/>
    </style:style>
    <style:style style:name="T138" style:family="text">
      <style:text-properties fo:font-size="12pt" fo:font-style="normal" officeooo:rsid="028ad3b6" style:font-size-asian="12pt" style:font-style-asian="normal" style:font-size-complex="12pt" style:font-style-complex="normal"/>
    </style:style>
    <style:style style:name="T139" style:family="text">
      <style:text-properties fo:font-size="12pt" fo:font-style="normal" officeooo:rsid="028c8bb3" style:font-size-asian="12pt" style:font-style-asian="normal" style:font-size-complex="12pt" style:font-style-complex="normal"/>
    </style:style>
    <style:style style:name="T140" style:family="text">
      <style:text-properties fo:font-size="12pt" fo:font-style="normal" officeooo:rsid="028dd0a3" style:font-size-asian="12pt" style:font-style-asian="normal" style:font-size-complex="12pt" style:font-style-complex="normal"/>
    </style:style>
    <style:style style:name="T141" style:family="text">
      <style:text-properties fo:font-size="12pt" fo:font-style="normal" officeooo:rsid="029082d6" style:font-size-asian="12pt" style:font-style-asian="normal" style:font-size-complex="12pt" style:font-style-complex="normal"/>
    </style:style>
    <style:style style:name="T142" style:family="text">
      <style:text-properties fo:font-size="12pt" fo:font-style="normal" officeooo:rsid="0290f667" style:font-size-asian="12pt" style:font-style-asian="normal" style:font-size-complex="12pt" style:font-style-complex="normal"/>
    </style:style>
    <style:style style:name="T143" style:family="text">
      <style:text-properties fo:font-size="12pt" fo:font-style="normal" officeooo:rsid="02925f77" style:font-size-asian="12pt" style:font-style-asian="normal" style:font-size-complex="12pt" style:font-style-complex="normal"/>
    </style:style>
    <style:style style:name="T144" style:family="text">
      <style:text-properties fo:font-size="12pt" fo:font-style="normal" officeooo:rsid="02937af9" style:font-size-asian="12pt" style:font-style-asian="normal" style:font-size-complex="12pt" style:font-style-complex="normal"/>
    </style:style>
    <style:style style:name="T145" style:family="text">
      <style:text-properties fo:font-size="12pt" fo:font-style="normal" officeooo:rsid="0294a7d5" style:font-size-asian="12pt" style:font-style-asian="normal" style:font-size-complex="12pt" style:font-style-complex="normal"/>
    </style:style>
    <style:style style:name="T146" style:family="text">
      <style:text-properties fo:font-size="12pt" fo:font-style="normal" officeooo:rsid="0296c90f" style:font-size-asian="12pt" style:font-style-asian="normal" style:font-size-complex="12pt" style:font-style-complex="normal"/>
    </style:style>
    <style:style style:name="T147" style:family="text">
      <style:text-properties fo:font-size="12pt" fo:font-style="normal" officeooo:rsid="0298440e" style:font-size-asian="12pt" style:font-style-asian="normal" style:font-size-complex="12pt" style:font-style-complex="normal"/>
    </style:style>
    <style:style style:name="T148" style:family="text">
      <style:text-properties fo:font-size="12pt" fo:font-style="normal" officeooo:rsid="0298c2e2" style:font-size-asian="12pt" style:font-style-asian="normal" style:font-size-complex="12pt" style:font-style-complex="normal"/>
    </style:style>
    <style:style style:name="T149" style:family="text">
      <style:text-properties fo:font-size="12pt" fo:font-style="normal" officeooo:rsid="02991d1a" style:font-size-asian="12pt" style:font-style-asian="normal" style:font-size-complex="12pt" style:font-style-complex="normal"/>
    </style:style>
    <style:style style:name="T150" style:family="text">
      <style:text-properties fo:font-size="12pt" fo:font-style="normal" officeooo:rsid="029c60b7" style:font-size-asian="12pt" style:font-style-asian="normal" style:font-size-complex="12pt" style:font-style-complex="normal"/>
    </style:style>
    <style:style style:name="T151" style:family="text">
      <style:text-properties fo:font-size="12pt" fo:font-style="normal" officeooo:rsid="02a30f8d" style:font-size-asian="12pt" style:font-style-asian="normal" style:font-size-complex="12pt" style:font-style-complex="normal"/>
    </style:style>
    <style:style style:name="T152" style:family="text">
      <style:text-properties fo:font-size="12pt" fo:font-style="normal" officeooo:rsid="02a3e0fc" style:font-size-asian="12pt" style:font-style-asian="normal" style:font-size-complex="12pt" style:font-style-complex="normal"/>
    </style:style>
    <style:style style:name="T153" style:family="text">
      <style:text-properties fo:font-size="12pt" fo:font-style="normal" officeooo:rsid="02a50654" style:font-size-asian="12pt" style:font-style-asian="normal" style:font-size-complex="12pt" style:font-style-complex="normal"/>
    </style:style>
    <style:style style:name="T154" style:family="text">
      <style:text-properties fo:font-size="12pt" fo:font-style="normal" officeooo:rsid="02a5f575" style:font-size-asian="12pt" style:font-style-asian="normal" style:font-size-complex="12pt" style:font-style-complex="normal"/>
    </style:style>
    <style:style style:name="T155" style:family="text">
      <style:text-properties fo:font-size="12pt" fo:font-style="normal" officeooo:rsid="02a69bcf" style:font-size-asian="12pt" style:font-style-asian="normal" style:font-size-complex="12pt" style:font-style-complex="normal"/>
    </style:style>
    <style:style style:name="T156" style:family="text">
      <style:text-properties fo:font-size="12pt" fo:font-style="normal" officeooo:rsid="02a7dbb4" style:font-size-asian="12pt" style:font-style-asian="normal" style:font-size-complex="12pt" style:font-style-complex="normal"/>
    </style:style>
    <style:style style:name="T157" style:family="text">
      <style:text-properties fo:font-size="12pt" fo:font-style="normal" officeooo:rsid="02a8adcc" style:font-size-asian="12pt" style:font-style-asian="normal" style:font-size-complex="12pt" style:font-style-complex="normal"/>
    </style:style>
    <style:style style:name="T158" style:family="text">
      <style:text-properties fo:font-size="12pt" fo:font-style="normal" officeooo:rsid="02acfd2e" style:font-size-asian="12pt" style:font-style-asian="normal" style:font-size-complex="12pt" style:font-style-complex="normal"/>
    </style:style>
    <style:style style:name="T159" style:family="text">
      <style:text-properties fo:font-size="12pt" fo:font-style="normal" officeooo:rsid="02ad74dd" style:font-size-asian="12pt" style:font-style-asian="normal" style:font-size-complex="12pt" style:font-style-complex="normal"/>
    </style:style>
    <style:style style:name="T160" style:family="text">
      <style:text-properties fo:font-size="12pt" fo:font-style="normal" officeooo:rsid="02b962bf" style:font-size-asian="12pt" style:font-style-asian="normal" style:font-size-complex="12pt" style:font-style-complex="normal"/>
    </style:style>
    <style:style style:name="T161" style:family="text">
      <style:text-properties fo:font-size="12pt" fo:font-style="normal" officeooo:rsid="02baab63" style:font-size-asian="12pt" style:font-style-asian="normal" style:font-size-complex="12pt" style:font-style-complex="normal"/>
    </style:style>
    <style:style style:name="T162" style:family="text">
      <style:text-properties fo:font-size="12pt" fo:font-style="normal" officeooo:rsid="02bc22e2" style:font-size-asian="12pt" style:font-style-asian="normal" style:font-size-complex="12pt" style:font-style-complex="normal"/>
    </style:style>
    <style:style style:name="T163" style:family="text">
      <style:text-properties fo:font-size="12pt" fo:font-style="normal" officeooo:rsid="02bdf3c1" style:font-size-asian="12pt" style:font-style-asian="normal" style:font-size-complex="12pt" style:font-style-complex="normal"/>
    </style:style>
    <style:style style:name="T164" style:family="text">
      <style:text-properties fo:font-size="12pt" fo:font-style="normal" officeooo:rsid="02bfc69f" style:font-size-asian="12pt" style:font-style-asian="normal" style:font-size-complex="12pt" style:font-style-complex="normal"/>
    </style:style>
    <style:style style:name="T165" style:family="text">
      <style:text-properties fo:font-size="12pt" fo:font-style="normal" officeooo:rsid="02c4ac6d" style:font-size-asian="12pt" style:font-style-asian="normal" style:font-size-complex="12pt" style:font-style-complex="normal"/>
    </style:style>
    <style:style style:name="T166" style:family="text">
      <style:text-properties fo:font-size="12pt" fo:font-style="normal" officeooo:rsid="02c6a9ba" style:font-size-asian="12pt" style:font-style-asian="normal" style:font-size-complex="12pt" style:font-style-complex="normal"/>
    </style:style>
    <style:style style:name="T167" style:family="text">
      <style:text-properties fo:font-size="12pt" fo:font-style="normal" officeooo:rsid="02c78f33" style:font-size-asian="12pt" style:font-style-asian="normal" style:font-size-complex="12pt" style:font-style-complex="normal"/>
    </style:style>
    <style:style style:name="T168" style:family="text">
      <style:text-properties fo:font-size="12pt" fo:font-style="normal" officeooo:rsid="02c7f7c0" style:font-size-asian="12pt" style:font-style-asian="normal" style:font-size-complex="12pt" style:font-style-complex="normal"/>
    </style:style>
    <style:style style:name="T169" style:family="text">
      <style:text-properties fo:font-size="12pt" fo:font-style="normal" officeooo:rsid="02d05850" style:font-size-asian="12pt" style:font-style-asian="normal" style:font-size-complex="12pt" style:font-style-complex="normal"/>
    </style:style>
    <style:style style:name="T170" style:family="text">
      <style:text-properties fo:font-size="12pt" fo:font-style="normal" officeooo:rsid="02d5578f" style:font-size-asian="12pt" style:font-style-asian="normal" style:font-size-complex="12pt" style:font-style-complex="normal"/>
    </style:style>
    <style:style style:name="T171" style:family="text">
      <style:text-properties fo:font-size="12pt" fo:font-style="normal" officeooo:rsid="02d654a4" style:font-size-asian="12pt" style:font-style-asian="normal" style:font-size-complex="12pt" style:font-style-complex="normal"/>
    </style:style>
    <style:style style:name="T172" style:family="text">
      <style:text-properties fo:font-size="12pt" fo:font-style="normal" officeooo:rsid="02d67784" style:font-size-asian="12pt" style:font-style-asian="normal" style:font-size-complex="12pt" style:font-style-complex="normal"/>
    </style:style>
    <style:style style:name="T173" style:family="text">
      <style:text-properties fo:font-size="12pt" fo:font-style="normal" officeooo:rsid="02d77fec" style:font-size-asian="12pt" style:font-style-asian="normal" style:font-size-complex="12pt" style:font-style-complex="normal"/>
    </style:style>
    <style:style style:name="T174" style:family="text">
      <style:text-properties fo:font-size="12pt" fo:font-style="normal" officeooo:rsid="02d862e5" style:font-size-asian="12pt" style:font-style-asian="normal" style:font-size-complex="12pt" style:font-style-complex="normal"/>
    </style:style>
    <style:style style:name="T175" style:family="text">
      <style:text-properties fo:font-size="12pt" fo:font-style="normal" officeooo:rsid="02d9685b" style:font-size-asian="12pt" style:font-style-asian="normal" style:font-size-complex="12pt" style:font-style-complex="normal"/>
    </style:style>
    <style:style style:name="T176" style:family="text">
      <style:text-properties fo:font-size="12pt" fo:font-style="normal" officeooo:rsid="02d9c5ca" style:font-size-asian="12pt" style:font-style-asian="normal" style:font-size-complex="12pt" style:font-style-complex="normal"/>
    </style:style>
    <style:style style:name="T177" style:family="text">
      <style:text-properties fo:font-size="12pt" fo:font-style="normal" officeooo:rsid="02db7dde" style:font-size-asian="12pt" style:font-style-asian="normal" style:font-size-complex="12pt" style:font-style-complex="normal"/>
    </style:style>
    <style:style style:name="T178" style:family="text">
      <style:text-properties fo:font-size="12pt" fo:font-style="normal" officeooo:rsid="02dd5ae4" style:font-size-asian="12pt" style:font-style-asian="normal" style:font-size-complex="12pt" style:font-style-complex="normal"/>
    </style:style>
    <style:style style:name="T179" style:family="text">
      <style:text-properties fo:font-size="12pt" fo:font-style="normal" officeooo:rsid="02df6b2b" style:font-size-asian="12pt" style:font-style-asian="normal" style:font-size-complex="12pt" style:font-style-complex="normal"/>
    </style:style>
    <style:style style:name="T180" style:family="text">
      <style:text-properties fo:font-size="12pt" fo:font-style="normal" officeooo:rsid="02e124f9" style:font-size-asian="12pt" style:font-style-asian="normal" style:font-size-complex="12pt" style:font-style-complex="normal"/>
    </style:style>
    <style:style style:name="T181" style:family="text">
      <style:text-properties fo:font-size="12pt" fo:font-style="normal" officeooo:rsid="02e29fec" style:font-size-asian="12pt" style:font-style-asian="normal" style:font-size-complex="12pt" style:font-style-complex="normal"/>
    </style:style>
    <style:style style:name="T182" style:family="text">
      <style:text-properties fo:font-size="12pt" fo:font-style="normal" officeooo:rsid="02e41648" style:font-size-asian="12pt" style:font-style-asian="normal" style:font-size-complex="12pt" style:font-style-complex="normal"/>
    </style:style>
    <style:style style:name="T183" style:family="text">
      <style:text-properties fo:font-size="12pt" fo:font-style="normal" officeooo:rsid="02e86649" style:font-size-asian="12pt" style:font-style-asian="normal" style:font-size-complex="12pt" style:font-style-complex="normal"/>
    </style:style>
    <style:style style:name="T184" style:family="text">
      <style:text-properties fo:font-size="12pt" fo:font-style="normal" officeooo:rsid="02e91922" style:font-size-asian="12pt" style:font-style-asian="normal" style:font-size-complex="12pt" style:font-style-complex="normal"/>
    </style:style>
    <style:style style:name="T185" style:family="text">
      <style:text-properties fo:font-size="12pt" fo:font-style="normal" officeooo:rsid="02e92f93" style:font-size-asian="12pt" style:font-style-asian="normal" style:font-size-complex="12pt" style:font-style-complex="normal"/>
    </style:style>
    <style:style style:name="T186" style:family="text">
      <style:text-properties fo:font-size="12pt" fo:font-style="normal" officeooo:rsid="02eaf028" style:font-size-asian="12pt" style:font-style-asian="normal" style:font-size-complex="12pt" style:font-style-complex="normal"/>
    </style:style>
    <style:style style:name="T187" style:family="text">
      <style:text-properties fo:font-size="12pt" fo:font-style="normal" officeooo:rsid="02ee95e0" style:font-size-asian="12pt" style:font-style-asian="normal" style:font-size-complex="12pt" style:font-style-complex="normal"/>
    </style:style>
    <style:style style:name="T188" style:family="text">
      <style:text-properties fo:font-size="12pt" fo:font-style="normal" officeooo:rsid="02ef5473" style:font-size-asian="12pt" style:font-style-asian="normal" style:font-size-complex="12pt" style:font-style-complex="normal"/>
    </style:style>
    <style:style style:name="T189" style:family="text">
      <style:text-properties fo:font-size="12pt" fo:font-style="normal" officeooo:rsid="02f5222d" style:font-size-asian="12pt" style:font-style-asian="normal" style:font-size-complex="12pt" style:font-style-complex="normal"/>
    </style:style>
    <style:style style:name="T190" style:family="text">
      <style:text-properties fo:font-size="12pt" fo:font-style="normal" officeooo:rsid="02f68d38" style:font-size-asian="12pt" style:font-style-asian="normal" style:font-size-complex="12pt" style:font-style-complex="normal"/>
    </style:style>
    <style:style style:name="T191" style:family="text">
      <style:text-properties fo:font-size="12pt" fo:font-style="normal" officeooo:rsid="02f6e13e" style:font-size-asian="12pt" style:font-style-asian="normal" style:font-size-complex="12pt" style:font-style-complex="normal"/>
    </style:style>
    <style:style style:name="T192" style:family="text">
      <style:text-properties fo:font-size="12pt" fo:font-style="normal" officeooo:rsid="02f741ed" style:font-size-asian="12pt" style:font-style-asian="normal" style:font-size-complex="12pt" style:font-style-complex="normal"/>
    </style:style>
    <style:style style:name="T193" style:family="text">
      <style:text-properties fo:font-size="12pt" fo:font-style="normal" officeooo:rsid="02f788af" style:font-size-asian="12pt" style:font-style-asian="normal" style:font-size-complex="12pt" style:font-style-complex="normal"/>
    </style:style>
    <style:style style:name="T194" style:family="text">
      <style:text-properties fo:font-size="12pt" fo:font-style="normal" officeooo:rsid="02f92077" style:font-size-asian="12pt" style:font-style-asian="normal" style:font-size-complex="12pt" style:font-style-complex="normal"/>
    </style:style>
    <style:style style:name="T195" style:family="text">
      <style:text-properties fo:font-size="12pt" fo:font-style="normal" officeooo:rsid="02fbfe04" style:font-size-asian="12pt" style:font-style-asian="normal" style:font-size-complex="12pt" style:font-style-complex="normal"/>
    </style:style>
    <style:style style:name="T196" style:family="text">
      <style:text-properties fo:font-size="12pt" fo:font-style="normal" officeooo:rsid="02ffe4fa" style:font-size-asian="12pt" style:font-style-asian="normal" style:font-size-complex="12pt" style:font-style-complex="normal"/>
    </style:style>
    <style:style style:name="T197" style:family="text">
      <style:text-properties fo:font-size="12pt" fo:font-style="normal" officeooo:rsid="0300db09" style:font-size-asian="12pt" style:font-style-asian="normal" style:font-size-complex="12pt" style:font-style-complex="normal"/>
    </style:style>
    <style:style style:name="T198" style:family="text">
      <style:text-properties fo:font-size="12pt" fo:font-style="normal" officeooo:rsid="030262e6" style:font-size-asian="12pt" style:font-style-asian="normal" style:font-size-complex="12pt" style:font-style-complex="normal"/>
    </style:style>
    <style:style style:name="T199" style:family="text">
      <style:text-properties fo:font-size="12pt" fo:font-style="normal" officeooo:rsid="0302677d" style:font-size-asian="12pt" style:font-style-asian="normal" style:font-size-complex="12pt" style:font-style-complex="normal"/>
    </style:style>
    <style:style style:name="T200" style:family="text">
      <style:text-properties fo:font-size="12pt" fo:font-style="normal" officeooo:rsid="0302d12e" style:font-size-asian="12pt" style:font-style-asian="normal" style:font-size-complex="12pt" style:font-style-complex="normal"/>
    </style:style>
    <style:style style:name="T201" style:family="text">
      <style:text-properties fo:font-size="12pt" fo:font-style="normal" officeooo:rsid="0304977b" style:font-size-asian="12pt" style:font-style-asian="normal" style:font-size-complex="12pt" style:font-style-complex="normal"/>
    </style:style>
    <style:style style:name="T202" style:family="text">
      <style:text-properties fo:font-size="12pt" fo:font-style="normal" officeooo:rsid="03052247" style:font-size-asian="12pt" style:font-style-asian="normal" style:font-size-complex="12pt" style:font-style-complex="normal"/>
    </style:style>
    <style:style style:name="T203" style:family="text">
      <style:text-properties fo:font-size="12pt" fo:font-style="normal" officeooo:rsid="03084cf5" style:font-size-asian="12pt" style:font-style-asian="normal" style:font-size-complex="12pt" style:font-style-complex="normal"/>
    </style:style>
    <style:style style:name="T204" style:family="text">
      <style:text-properties fo:font-size="12pt" fo:font-style="normal" officeooo:rsid="030898df" style:font-size-asian="12pt" style:font-style-asian="normal" style:font-size-complex="12pt" style:font-style-complex="normal"/>
    </style:style>
    <style:style style:name="T205" style:family="text">
      <style:text-properties fo:font-size="12pt" fo:font-style="normal" officeooo:rsid="0309d125" style:font-size-asian="12pt" style:font-style-asian="normal" style:font-size-complex="12pt" style:font-style-complex="normal"/>
    </style:style>
    <style:style style:name="T206" style:family="text">
      <style:text-properties fo:font-size="12pt" fo:font-style="normal" officeooo:rsid="031151bc" style:font-size-asian="12pt" style:font-style-asian="normal" style:font-size-complex="12pt" style:font-style-complex="normal"/>
    </style:style>
    <style:style style:name="T207" style:family="text">
      <style:text-properties fo:font-size="12pt" fo:font-style="normal" officeooo:rsid="03125b7d" style:font-size-asian="12pt" style:font-style-asian="normal" style:font-size-complex="12pt" style:font-style-complex="normal"/>
    </style:style>
    <style:style style:name="T208" style:family="text">
      <style:text-properties fo:font-size="12pt" fo:font-style="normal" fo:font-weight="bold" officeooo:rsid="02810ae3" style:font-size-asian="12pt" style:font-style-asian="normal" style:font-weight-asian="bold" style:font-size-complex="12pt" style:font-style-complex="normal" style:font-weight-complex="bold"/>
    </style:style>
    <style:style style:name="T209" style:family="text">
      <style:text-properties fo:font-size="12pt" fo:font-style="normal" fo:font-weight="bold" officeooo:rsid="0284bef2" style:font-size-asian="12pt" style:font-style-asian="normal" style:font-weight-asian="bold" style:font-size-complex="12pt" style:font-style-complex="normal" style:font-weight-complex="bold"/>
    </style:style>
    <style:style style:name="T210" style:family="text">
      <style:text-properties fo:font-size="12pt" fo:font-style="normal" fo:font-weight="bold" officeooo:rsid="029082d6" style:font-size-asian="12pt" style:font-style-asian="normal" style:font-weight-asian="bold" style:font-size-complex="12pt" style:font-style-complex="normal" style:font-weight-complex="bold"/>
    </style:style>
    <style:style style:name="T211" style:family="text">
      <style:text-properties fo:font-size="12pt" fo:font-style="normal" fo:font-weight="bold" officeooo:rsid="028dd0a3" style:font-size-asian="12pt" style:font-style-asian="normal" style:font-weight-asian="bold" style:font-size-complex="12pt" style:font-style-complex="normal" style:font-weight-complex="bold"/>
    </style:style>
    <style:style style:name="T212" style:family="text">
      <style:text-properties fo:font-size="12pt" fo:font-style="normal" fo:font-weight="bold" officeooo:rsid="02ee95e0" style:font-size-asian="12pt" style:font-style-asian="normal" style:font-weight-asian="bold" style:font-size-complex="12pt" style:font-style-complex="normal" style:font-weight-complex="bold"/>
    </style:style>
    <style:style style:name="T213" style:family="text">
      <style:text-properties fo:font-size="12pt" fo:font-style="normal" fo:font-weight="bold" officeooo:rsid="031bc9f9" style:font-size-asian="12pt" style:font-style-asian="normal" style:font-weight-asian="bold" style:font-size-complex="12pt" style:font-style-complex="normal" style:font-weight-complex="bold"/>
    </style:style>
    <style:style style:name="T21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1bbd35d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296c90f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28dd0a3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294a7d5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2a30f8d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28ad3b6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28c8bb3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2b0d48c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2f3f3b6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2f46911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size="12pt" fo:font-style="normal" fo:font-weight="normal" officeooo:rsid="0319bfee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size="12pt" fo:font-style="normal" fo:font-weight="normal" officeooo:rsid="031bc9f9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size="12pt" fo:font-style="normal" fo:font-weight="normal" officeooo:rsid="031d1719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normal" fo:font-weight="normal" officeooo:rsid="031ed2d0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size="12pt" fo:font-style="normal" fo:font-weight="normal" officeooo:rsid="031f4be6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size="12pt" fo:font-style="normal" fo:font-weight="normal" officeooo:rsid="032066c6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size="12pt" fo:font-style="normal" fo:font-weight="normal" officeooo:rsid="0320d740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size="12pt" fo:font-style="normal" fo:font-weight="normal" officeooo:rsid="032188e6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size="12pt" fo:font-style="normal" fo:font-weight="normal" officeooo:rsid="03527602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size="12pt" fo:font-weight="normal" style:font-size-asian="12pt" style:font-weight-asian="normal" style:font-size-complex="12pt" style:font-weight-complex="normal"/>
    </style:style>
    <style:style style:name="T235" style:family="text">
      <style:text-properties fo:font-size="12pt" fo:font-weight="normal" officeooo:rsid="01bd0155" style:font-size-asian="12pt" style:font-weight-asian="normal" style:font-size-complex="12pt" style:font-weight-complex="normal"/>
    </style:style>
    <style:style style:name="T236" style:family="text">
      <style:text-properties fo:font-size="12pt" fo:font-weight="normal" officeooo:rsid="02967ee2" style:font-size-asian="12pt" style:font-weight-asian="normal" style:font-size-complex="12pt" style:font-weight-complex="normal"/>
    </style:style>
    <style:style style:name="T237" style:family="text">
      <style:text-properties fo:font-size="12pt" fo:font-weight="normal" officeooo:rsid="0296c90f" style:font-size-asian="12pt" style:font-weight-asian="normal" style:font-size-complex="12pt" style:font-weight-complex="normal"/>
    </style:style>
    <style:style style:name="T238" style:family="text">
      <style:text-properties fo:font-size="12pt" fo:font-weight="normal" officeooo:rsid="02a1c9d7" style:font-size-asian="12pt" style:font-weight-asian="normal" style:font-size-complex="12pt" style:font-weight-complex="normal"/>
    </style:style>
    <style:style style:name="T239" style:family="text">
      <style:text-properties fo:font-size="12pt" fo:font-weight="normal" officeooo:rsid="02a30f8d" style:font-size-asian="12pt" style:font-weight-asian="normal" style:font-size-complex="12pt" style:font-weight-complex="normal"/>
    </style:style>
    <style:style style:name="T240" style:family="text">
      <style:text-properties fo:font-size="12pt" fo:font-weight="normal" officeooo:rsid="028dd0a3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af6cee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2b4afc7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2b33332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ece522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f3f3b6" style:font-size-asian="12pt" style:font-weight-asian="normal" style:font-size-complex="12pt" style:font-weight-complex="normal"/>
    </style:style>
    <style:style style:name="T246" style:family="text">
      <style:text-properties fo:font-size="12pt" fo:font-weight="normal" officeooo:rsid="02f46911" style:font-size-asian="12pt" style:font-weight-asian="normal" style:font-size-complex="12pt" style:font-weight-complex="normal"/>
    </style:style>
    <style:style style:name="T247" style:family="text">
      <style:text-properties fo:font-size="12pt" fo:font-weight="normal" officeooo:rsid="030cc099" style:font-size-asian="12pt" style:font-weight-asian="normal" style:font-size-complex="12pt" style:font-weight-complex="normal"/>
    </style:style>
    <style:style style:name="T248" style:family="text">
      <style:text-properties fo:font-size="12pt" fo:font-weight="normal" officeooo:rsid="030dc773" style:font-size-asian="12pt" style:font-weight-asian="normal" style:font-size-complex="12pt" style:font-weight-complex="normal"/>
    </style:style>
    <style:style style:name="T249" style:family="text">
      <style:text-properties officeooo:rsid="01655bf0"/>
    </style:style>
    <style:style style:name="T250" style:family="text">
      <style:text-properties officeooo:rsid="0165f3d5"/>
    </style:style>
    <style:style style:name="T251" style:family="text">
      <style:text-properties officeooo:rsid="0167e24a"/>
    </style:style>
    <style:style style:name="T252" style:family="text">
      <style:text-properties officeooo:rsid="016bc8a0"/>
    </style:style>
    <style:style style:name="T253" style:family="text">
      <style:text-properties officeooo:rsid="016c9b5b"/>
    </style:style>
    <style:style style:name="T254" style:family="text">
      <style:text-properties style:font-name="Liberation Serif1" fo:font-size="12pt" fo:font-style="normal" officeooo:rsid="016fc086" style:font-name-asian="Liberation Serif1" style:font-size-asian="12pt" style:font-style-asian="normal" style:font-name-complex="Liberation Serif1" style:font-size-complex="12pt" style:font-style-complex="normal"/>
    </style:style>
    <style:style style:name="T255" style:family="text">
      <style:text-properties style:font-name="Liberation Serif" style:font-name-asian="Droid Sans Fallback" style:font-name-complex="FreeSans"/>
    </style:style>
    <style:style style:name="T256" style:family="text">
      <style:text-properties style:font-name="Liberation Serif" officeooo:rsid="017a6365" style:font-name-asian="Droid Sans Fallback" style:font-name-complex="FreeSans"/>
    </style:style>
    <style:style style:name="T257" style:family="text">
      <style:text-properties style:font-name="Liberation Serif" officeooo:rsid="017c2961" style:font-name-asian="Droid Sans Fallback" style:font-name-complex="FreeSans"/>
    </style:style>
    <style:style style:name="T258" style:family="text">
      <style:text-properties style:font-name="Liberation Serif" officeooo:rsid="01a02c32" style:font-name-asian="Droid Sans Fallback" style:font-name-complex="FreeSans"/>
    </style:style>
    <style:style style:name="T259" style:family="text">
      <style:text-properties style:font-name="Liberation Serif" officeooo:rsid="033b7b1d" style:font-name-asian="Droid Sans Fallback" style:font-name-complex="FreeSans"/>
    </style:style>
    <style:style style:name="T260" style:family="text">
      <style:text-properties style:font-name="Liberation Serif" officeooo:rsid="033c2d24" style:font-name-asian="Droid Sans Fallback" style:font-name-complex="FreeSans"/>
    </style:style>
    <style:style style:name="T261" style:family="text">
      <style:text-properties style:font-name="Liberation Serif" officeooo:rsid="033c8640" style:font-name-asian="Droid Sans Fallback" style:font-name-complex="FreeSans"/>
    </style:style>
    <style:style style:name="T262" style:family="text">
      <style:text-properties style:font-name="Liberation Serif" officeooo:rsid="033d54fd" style:font-name-asian="Droid Sans Fallback" style:font-name-complex="FreeSans"/>
    </style:style>
    <style:style style:name="T263" style:family="text">
      <style:text-properties style:font-name="Liberation Serif" officeooo:rsid="033d6ed1" style:font-name-asian="Droid Sans Fallback" style:font-name-complex="FreeSans"/>
    </style:style>
    <style:style style:name="T264" style:family="text">
      <style:text-properties style:font-name="Liberation Serif" officeooo:rsid="033f2f87" style:font-name-asian="Droid Sans Fallback" style:font-name-complex="FreeSans"/>
    </style:style>
    <style:style style:name="T265" style:family="text">
      <style:text-properties style:font-name="Liberation Serif" officeooo:rsid="036f7d6b" style:font-name-asian="Droid Sans Fallback" style:font-name-complex="FreeSans"/>
    </style:style>
    <style:style style:name="T266" style:family="text">
      <style:text-properties style:font-name="Liberation Serif" officeooo:rsid="037414a9" style:font-name-asian="Droid Sans Fallback" style:font-name-complex="FreeSans"/>
    </style:style>
    <style:style style:name="T267" style:family="text">
      <style:text-properties style:font-name="Liberation Serif" officeooo:rsid="03759bc6" style:font-name-asian="Droid Sans Fallback" style:font-name-complex="FreeSans"/>
    </style:style>
    <style:style style:name="T268" style:family="text">
      <style:text-properties style:font-name="Liberation Serif" officeooo:rsid="0376f2bd" style:font-name-asian="Droid Sans Fallback" style:font-name-complex="FreeSans"/>
    </style:style>
    <style:style style:name="T269" style:family="text">
      <style:text-properties style:font-name="Liberation Serif" officeooo:rsid="0379c84c" style:font-name-asian="Droid Sans Fallback" style:font-name-complex="FreeSans"/>
    </style:style>
    <style:style style:name="T270" style:family="text">
      <style:text-properties style:font-name="Liberation Serif" officeooo:rsid="037b612d" style:font-name-asian="Droid Sans Fallback" style:font-name-complex="FreeSans"/>
    </style:style>
    <style:style style:name="T271" style:family="text">
      <style:text-properties style:font-name="Liberation Serif" officeooo:rsid="037c44a5" style:font-name-asian="Droid Sans Fallback" style:font-name-complex="FreeSans"/>
    </style:style>
    <style:style style:name="T272" style:family="text">
      <style:text-properties style:font-name="Liberation Serif" officeooo:rsid="037cc8fb" style:font-name-asian="Droid Sans Fallback" style:font-name-complex="FreeSans"/>
    </style:style>
    <style:style style:name="T273" style:family="text">
      <style:text-properties style:font-name="Liberation Serif" officeooo:rsid="037e836a" style:font-name-asian="Droid Sans Fallback" style:font-name-complex="FreeSans"/>
    </style:style>
    <style:style style:name="T274" style:family="text">
      <style:text-properties style:font-name="Liberation Serif" officeooo:rsid="037f53f6" style:font-name-asian="Droid Sans Fallback" style:font-name-complex="FreeSans"/>
    </style:style>
    <style:style style:name="T275" style:family="text">
      <style:text-properties style:font-name="Liberation Serif" officeooo:rsid="0380f5ad" style:font-name-asian="Droid Sans Fallback" style:font-name-complex="FreeSans"/>
    </style:style>
    <style:style style:name="T276" style:family="text">
      <style:text-properties style:font-name="Liberation Serif" officeooo:rsid="0381f02b" style:font-name-asian="Droid Sans Fallback" style:font-name-complex="FreeSans"/>
    </style:style>
    <style:style style:name="T277" style:family="text">
      <style:text-properties style:font-name="Liberation Serif" officeooo:rsid="038274bf" style:font-name-asian="Droid Sans Fallback" style:font-name-complex="FreeSans"/>
    </style:style>
    <style:style style:name="T278" style:family="text">
      <style:text-properties style:font-name="Liberation Serif" officeooo:rsid="0384481a" style:font-name-asian="Droid Sans Fallback" style:font-name-complex="FreeSans"/>
    </style:style>
    <style:style style:name="T279" style:family="text">
      <style:text-properties style:font-name="Liberation Serif" officeooo:rsid="0384f684" style:font-name-asian="Droid Sans Fallback" style:font-name-complex="FreeSans"/>
    </style:style>
    <style:style style:name="T280" style:family="text">
      <style:text-properties style:font-name="Liberation Serif" officeooo:rsid="0386ec1e" style:font-name-asian="Droid Sans Fallback" style:font-name-complex="FreeSans"/>
    </style:style>
    <style:style style:name="T281" style:family="text">
      <style:text-properties style:font-name="Liberation Serif" officeooo:rsid="038b1275" style:font-name-asian="Droid Sans Fallback" style:font-name-complex="FreeSans"/>
    </style:style>
    <style:style style:name="T282" style:family="text">
      <style:text-properties style:font-name="Liberation Serif" officeooo:rsid="038c0894" style:font-name-asian="Droid Sans Fallback" style:font-name-complex="FreeSans"/>
    </style:style>
    <style:style style:name="T283" style:family="text">
      <style:text-properties style:font-name="Liberation Serif" fo:font-style="italic" style:font-name-asian="Droid Sans Fallback" style:font-style-asian="italic" style:font-name-complex="FreeSans" style:font-style-complex="italic"/>
    </style:style>
    <style:style style:name="T284" style:family="text">
      <style:text-properties style:font-name="Liberation Serif" fo:font-style="italic" officeooo:rsid="017c2961" style:font-name-asian="Droid Sans Fallback" style:font-style-asian="italic" style:font-name-complex="FreeSans" style:font-style-complex="italic"/>
    </style:style>
    <style:style style:name="T285" style:family="text">
      <style:text-properties style:font-name="Liberation Serif" fo:font-style="italic" officeooo:rsid="01a02c32" style:font-name-asian="Droid Sans Fallback" style:font-style-asian="italic" style:font-name-complex="FreeSans" style:font-style-complex="italic"/>
    </style:style>
    <style:style style:name="T286" style:family="text">
      <style:text-properties style:font-name="Liberation Serif" fo:font-style="italic" officeooo:rsid="036c0c41" style:font-name-asian="Droid Sans Fallback" style:font-style-asian="italic" style:font-name-complex="FreeSans" style:font-style-complex="italic"/>
    </style:style>
    <style:style style:name="T287" style:family="text">
      <style:text-properties style:font-name="Liberation Serif" fo:font-style="italic" officeooo:rsid="036ce0c6" style:font-name-asian="Droid Sans Fallback" style:font-style-asian="italic" style:font-name-complex="FreeSans" style:font-style-complex="italic"/>
    </style:style>
    <style:style style:name="T288" style:family="text">
      <style:text-properties style:font-name="Liberation Serif" fo:font-style="italic" officeooo:rsid="036db8b6" style:font-name-asian="Droid Sans Fallback" style:font-style-asian="italic" style:font-name-complex="FreeSans" style:font-style-complex="italic"/>
    </style:style>
    <style:style style:name="T289" style:family="text">
      <style:text-properties style:font-name="Liberation Serif" fo:font-style="italic" officeooo:rsid="036ded55" style:font-name-asian="Droid Sans Fallback" style:font-style-asian="italic" style:font-name-complex="FreeSans" style:font-style-complex="italic"/>
    </style:style>
    <style:style style:name="T290" style:family="text">
      <style:text-properties style:font-name="Liberation Serif" fo:font-style="italic" officeooo:rsid="0378e8d9" style:font-name-asian="Droid Sans Fallback" style:font-style-asian="italic" style:font-name-complex="FreeSans" style:font-style-complex="italic"/>
    </style:style>
    <style:style style:name="T291" style:family="text">
      <style:text-properties style:font-name="Liberation Serif" fo:font-style="italic" officeooo:rsid="038274bf" style:font-name-asian="Droid Sans Fallback" style:font-style-asian="italic" style:font-name-complex="FreeSans" style:font-style-complex="italic"/>
    </style:style>
    <style:style style:name="T292" style:family="text">
      <style:text-properties style:font-name="Liberation Serif" fo:font-style="italic" officeooo:rsid="0383c313" style:font-name-asian="Droid Sans Fallback" style:font-style-asian="italic" style:font-name-complex="FreeSans" style:font-style-complex="italic"/>
    </style:style>
    <style:style style:name="T293" style:family="text">
      <style:text-properties style:font-name="Liberation Serif" fo:font-style="italic" officeooo:rsid="03841a5a" style:font-name-asian="Droid Sans Fallback" style:font-style-asian="italic" style:font-name-complex="FreeSans" style:font-style-complex="italic"/>
    </style:style>
    <style:style style:name="T294" style:family="text">
      <style:text-properties style:font-name="Liberation Serif" fo:font-style="italic" officeooo:rsid="0384f684" style:font-name-asian="Droid Sans Fallback" style:font-style-asian="italic" style:font-name-complex="FreeSans" style:font-style-complex="italic"/>
    </style:style>
    <style:style style:name="T295" style:family="text">
      <style:text-properties style:font-name="Liberation Serif" fo:font-style="italic" officeooo:rsid="038c0894" style:font-name-asian="Droid Sans Fallback" style:font-style-asian="italic" style:font-name-complex="FreeSans" style:font-style-complex="italic"/>
    </style:style>
    <style:style style:name="T296" style:family="text">
      <style:text-properties style:font-name="Liberation Serif" fo:font-style="italic" officeooo:rsid="00e8e492" style:font-style-asian="italic" style:font-style-complex="italic"/>
    </style:style>
    <style:style style:name="T297" style:family="text">
      <style:text-properties style:font-name="Liberation Serif" fo:font-style="italic" officeooo:rsid="01f1390b" style:font-style-asian="italic" style:font-style-complex="italic"/>
    </style:style>
    <style:style style:name="T298" style:family="text">
      <style:text-properties style:font-name="Liberation Serif" fo:font-style="italic" officeooo:rsid="01f4a640" style:font-style-asian="italic" style:font-style-complex="italic"/>
    </style:style>
    <style:style style:name="T299" style:family="text">
      <style:text-properties style:font-name="Liberation Serif" fo:font-style="normal" officeooo:rsid="00e425b7" style:font-style-asian="normal" style:font-style-complex="normal"/>
    </style:style>
    <style:style style:name="T300" style:family="text">
      <style:text-properties style:font-name="Liberation Serif" fo:font-style="normal" officeooo:rsid="00e8e492" style:font-style-asian="normal" style:font-style-complex="normal"/>
    </style:style>
    <style:style style:name="T301" style:family="text">
      <style:text-properties style:font-name="Liberation Serif" fo:font-style="normal" officeooo:rsid="00c6376e" style:font-style-asian="normal" style:font-style-complex="normal"/>
    </style:style>
    <style:style style:name="T302" style:family="text">
      <style:text-properties style:font-name="Liberation Serif" fo:font-style="normal" officeooo:rsid="00ed4fdc" style:font-style-asian="normal" style:font-style-complex="normal"/>
    </style:style>
    <style:style style:name="T303" style:family="text">
      <style:text-properties style:font-name="Liberation Serif" fo:font-style="normal" officeooo:rsid="00eaccb8" style:font-style-asian="normal" style:font-style-complex="normal"/>
    </style:style>
    <style:style style:name="T304" style:family="text">
      <style:text-properties style:font-name="Liberation Serif" fo:font-style="normal" officeooo:rsid="00c65bfb" style:font-style-asian="normal" style:font-style-complex="normal"/>
    </style:style>
    <style:style style:name="T305" style:family="text">
      <style:text-properties style:font-name="Liberation Serif" fo:font-style="normal" officeooo:rsid="00ee0583" style:font-style-asian="normal" style:font-style-complex="normal"/>
    </style:style>
    <style:style style:name="T306" style:family="text">
      <style:text-properties style:font-name="Liberation Serif" fo:font-style="normal" officeooo:rsid="01f1390b" style:font-style-asian="normal" style:font-style-complex="normal"/>
    </style:style>
    <style:style style:name="T307" style:family="text">
      <style:text-properties style:font-name="Liberation Serif" fo:font-style="normal" officeooo:rsid="01f3ef22" style:font-style-asian="normal" style:font-style-complex="normal"/>
    </style:style>
    <style:style style:name="T308" style:family="text">
      <style:text-properties style:font-name="Liberation Serif" fo:font-style="normal" officeooo:rsid="01f4a640" style:font-style-asian="normal" style:font-style-complex="normal"/>
    </style:style>
    <style:style style:name="T309" style:family="text">
      <style:text-properties style:font-name="Liberation Serif" fo:font-style="normal" officeooo:rsid="01f54fb9" style:font-style-asian="normal" style:font-style-complex="normal"/>
    </style:style>
    <style:style style:name="T310" style:family="text">
      <style:text-properties style:font-name="Liberation Serif" fo:font-style="normal" officeooo:rsid="01f61a10" style:font-style-asian="normal" style:font-style-complex="normal"/>
    </style:style>
    <style:style style:name="T311" style:family="text">
      <style:text-properties style:font-name="Liberation Serif" fo:font-style="normal" officeooo:rsid="01f68f16" style:font-style-asian="normal" style:font-style-complex="normal"/>
    </style:style>
    <style:style style:name="T312" style:family="text">
      <style:text-properties style:font-name="Liberation Serif" fo:font-style="normal" officeooo:rsid="01f854a5" style:font-style-asian="normal" style:font-style-complex="normal"/>
    </style:style>
    <style:style style:name="T313" style:family="text">
      <style:text-properties style:font-name="Liberation Serif" fo:font-size="12pt" fo:font-style="normal" officeooo:rsid="0171557f" style:font-name-asian="Droid Sans Fallback" style:font-size-asian="12pt" style:font-style-asian="normal" style:font-name-complex="FreeSans" style:font-size-complex="12pt" style:font-style-complex="normal"/>
    </style:style>
    <style:style style:name="T314" style:family="text">
      <style:text-properties style:font-name="Liberation Serif" fo:font-size="12pt" fo:font-style="normal" officeooo:rsid="01717da9" style:font-name-asian="Droid Sans Fallback" style:font-size-asian="12pt" style:font-style-asian="normal" style:font-name-complex="FreeSans" style:font-size-complex="12pt" style:font-style-complex="normal"/>
    </style:style>
    <style:style style:name="T315" style:family="text">
      <style:text-properties style:font-name="Liberation Serif" fo:font-size="12pt" fo:font-style="normal" officeooo:rsid="017261a7" style:font-name-asian="Droid Sans Fallback" style:font-size-asian="12pt" style:font-style-asian="normal" style:font-name-complex="FreeSans" style:font-size-complex="12pt" style:font-style-complex="normal"/>
    </style:style>
    <style:style style:name="T316" style:family="text">
      <style:text-properties style:font-name="Liberation Serif" fo:font-size="12pt" fo:font-style="normal" officeooo:rsid="0174bc4c" style:font-name-asian="Droid Sans Fallback" style:font-size-asian="12pt" style:font-style-asian="normal" style:font-name-complex="FreeSans" style:font-size-complex="12pt" style:font-style-complex="normal"/>
    </style:style>
    <style:style style:name="T317" style:family="text">
      <style:text-properties style:font-name="Liberation Serif" fo:font-size="12pt" fo:font-style="normal" officeooo:rsid="01914df6" style:font-name-asian="Droid Sans Fallback" style:font-size-asian="12pt" style:font-style-asian="normal" style:font-name-complex="FreeSans" style:font-size-complex="12pt" style:font-style-complex="normal"/>
    </style:style>
    <style:style style:name="T318" style:family="text">
      <style:text-properties style:font-name="Liberation Serif" fo:font-size="12pt" fo:font-style="normal" officeooo:rsid="01923d33" style:font-name-asian="Droid Sans Fallback" style:font-size-asian="12pt" style:font-style-asian="normal" style:font-name-complex="FreeSans" style:font-size-complex="12pt" style:font-style-complex="normal"/>
    </style:style>
    <style:style style:name="T319" style:family="text">
      <style:text-properties style:font-name="Liberation Serif" fo:font-size="12pt" fo:font-style="normal" officeooo:rsid="01932315" style:font-name-asian="Droid Sans Fallback" style:font-size-asian="12pt" style:font-style-asian="normal" style:font-name-complex="FreeSans" style:font-size-complex="12pt" style:font-style-complex="normal"/>
    </style:style>
    <style:style style:name="T320" style:family="text">
      <style:text-properties style:font-name="Liberation Serif" fo:font-size="12pt" fo:font-style="normal" officeooo:rsid="0193ce9c" style:font-name-asian="Droid Sans Fallback" style:font-size-asian="12pt" style:font-style-asian="normal" style:font-name-complex="FreeSans" style:font-size-complex="12pt" style:font-style-complex="normal"/>
    </style:style>
    <style:style style:name="T321" style:family="text">
      <style:text-properties style:font-name="Liberation Serif" fo:font-size="12pt" fo:font-style="normal" officeooo:rsid="0196dcde" style:font-name-asian="Droid Sans Fallback" style:font-size-asian="12pt" style:font-style-asian="normal" style:font-name-complex="FreeSans" style:font-size-complex="12pt" style:font-style-complex="normal"/>
    </style:style>
    <style:style style:name="T322" style:family="text">
      <style:text-properties style:font-name="Liberation Serif" fo:font-size="12pt" fo:font-style="normal" officeooo:rsid="019ae57a" style:font-name-asian="Droid Sans Fallback" style:font-size-asian="12pt" style:font-style-asian="normal" style:font-name-complex="FreeSans" style:font-size-complex="12pt" style:font-style-complex="normal"/>
    </style:style>
    <style:style style:name="T323" style:family="text">
      <style:text-properties style:font-name="Liberation Serif" fo:font-size="12pt" fo:font-style="normal" officeooo:rsid="019bf401" style:font-name-asian="Droid Sans Fallback" style:font-size-asian="12pt" style:font-style-asian="normal" style:font-name-complex="FreeSans" style:font-size-complex="12pt" style:font-style-complex="normal"/>
    </style:style>
    <style:style style:name="T324" style:family="text">
      <style:text-properties style:font-name="Liberation Serif" fo:font-size="12pt" fo:font-style="normal" officeooo:rsid="01eb9324" style:font-name-asian="Droid Sans Fallback" style:font-size-asian="12pt" style:font-style-asian="normal" style:font-name-complex="FreeSans" style:font-size-complex="12pt" style:font-style-complex="normal"/>
    </style:style>
    <style:style style:name="T325" style:family="text">
      <style:text-properties style:font-name="Liberation Serif" fo:font-size="12pt" fo:font-style="normal" officeooo:rsid="01ec9885" style:font-name-asian="Droid Sans Fallback" style:font-size-asian="12pt" style:font-style-asian="normal" style:font-name-complex="FreeSans" style:font-size-complex="12pt" style:font-style-complex="normal"/>
    </style:style>
    <style:style style:name="T326" style:family="text">
      <style:text-properties style:font-name="Liberation Serif" fo:font-size="12pt" fo:font-style="normal" officeooo:rsid="01edfa98" style:font-name-asian="Droid Sans Fallback" style:font-size-asian="12pt" style:font-style-asian="normal" style:font-name-complex="FreeSans" style:font-size-complex="12pt" style:font-style-complex="normal"/>
    </style:style>
    <style:style style:name="T327" style:family="text">
      <style:text-properties style:font-name="Liberation Serif" fo:font-size="12pt" fo:font-style="normal" officeooo:rsid="01ef1bf3" style:font-name-asian="Droid Sans Fallback" style:font-size-asian="12pt" style:font-style-asian="normal" style:font-name-complex="FreeSans" style:font-size-complex="12pt" style:font-style-complex="normal"/>
    </style:style>
    <style:style style:name="T328" style:family="text">
      <style:text-properties style:font-name="Liberation Serif" fo:font-size="12pt" fo:font-style="normal" officeooo:rsid="01f029fc" style:font-name-asian="Droid Sans Fallback" style:font-size-asian="12pt" style:font-style-asian="normal" style:font-name-complex="FreeSans" style:font-size-complex="12pt" style:font-style-complex="normal"/>
    </style:style>
    <style:style style:name="T329" style:family="text">
      <style:text-properties style:font-name="Liberation Serif" fo:font-size="12pt" fo:font-style="italic" officeooo:rsid="019f0cb3" style:font-name-asian="Droid Sans Fallback" style:font-size-asian="12pt" style:font-style-asian="italic" style:font-name-complex="FreeSans" style:font-size-complex="12pt" style:font-style-complex="italic"/>
    </style:style>
    <style:style style:name="T330" style:family="text">
      <style:text-properties style:font-name="Liberation Serif" fo:font-weight="bold" officeooo:rsid="017c2961" style:font-name-asian="Droid Sans Fallback" style:font-weight-asian="bold" style:font-name-complex="FreeSans" style:font-weight-complex="bold"/>
    </style:style>
    <style:style style:name="T331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2" style:family="text">
      <style:text-properties fo:font-size="15pt" fo:font-style="normal" fo:font-weight="bold" officeooo:rsid="0288d8a0" style:font-size-asian="15pt" style:font-style-asian="normal" style:font-weight-asian="bold" style:font-size-complex="15pt" style:font-style-complex="normal" style:font-weight-complex="bold"/>
    </style:style>
    <style:style style:name="T333" style:family="text">
      <style:text-properties officeooo:rsid="018d30e5"/>
    </style:style>
    <style:style style:name="T334" style:family="text">
      <style:text-properties officeooo:rsid="01b5526e"/>
    </style:style>
    <style:style style:name="T335" style:family="text">
      <style:text-properties officeooo:rsid="01bd0155"/>
    </style:style>
    <style:style style:name="T336" style:family="text">
      <style:text-properties officeooo:rsid="01d7ae4e"/>
    </style:style>
    <style:style style:name="T337" style:family="text">
      <style:text-properties officeooo:rsid="01e03879"/>
    </style:style>
    <style:style style:name="T338" style:family="text">
      <style:text-properties officeooo:rsid="01e39593"/>
    </style:style>
    <style:style style:name="T339" style:family="text">
      <style:text-properties officeooo:rsid="01e9c81e"/>
    </style:style>
    <style:style style:name="T340" style:family="text">
      <style:text-properties officeooo:rsid="01fb4e86"/>
    </style:style>
    <style:style style:name="T341" style:family="text">
      <style:text-properties officeooo:rsid="0204274f"/>
    </style:style>
    <style:style style:name="T342" style:family="text">
      <style:text-properties officeooo:rsid="0204a842"/>
    </style:style>
    <style:style style:name="T343" style:family="text">
      <style:text-properties officeooo:rsid="02056717"/>
    </style:style>
    <style:style style:name="T344" style:family="text">
      <style:text-properties officeooo:rsid="0208e8e4"/>
    </style:style>
    <style:style style:name="T345" style:family="text">
      <style:text-properties officeooo:rsid="0208f091"/>
    </style:style>
    <style:style style:name="T346" style:family="text">
      <style:text-properties officeooo:rsid="020f7a44"/>
    </style:style>
    <style:style style:name="T347" style:family="text">
      <style:text-properties officeooo:rsid="02167c4b"/>
    </style:style>
    <style:style style:name="T348" style:family="text">
      <style:text-properties officeooo:rsid="021f281a"/>
    </style:style>
    <style:style style:name="T349" style:family="text">
      <style:text-properties officeooo:rsid="021fc626"/>
    </style:style>
    <style:style style:name="T350" style:family="text">
      <style:text-properties officeooo:rsid="022a10ca"/>
    </style:style>
    <style:style style:name="T351" style:family="text">
      <style:text-properties officeooo:rsid="022bd4d2"/>
    </style:style>
    <style:style style:name="T352" style:family="text">
      <style:text-properties officeooo:rsid="022fafb3"/>
    </style:style>
    <style:style style:name="T353" style:family="text">
      <style:text-properties officeooo:rsid="0232642b"/>
    </style:style>
    <style:style style:name="T354" style:family="text">
      <style:text-properties officeooo:rsid="0235e8ac"/>
    </style:style>
    <style:style style:name="T355" style:family="text">
      <style:text-properties officeooo:rsid="0239ecb0"/>
    </style:style>
    <style:style style:name="T356" style:family="text">
      <style:text-properties officeooo:rsid="023bc962"/>
    </style:style>
    <style:style style:name="T357" style:family="text">
      <style:text-properties officeooo:rsid="023fde59"/>
    </style:style>
    <style:style style:name="T358" style:family="text">
      <style:text-properties officeooo:rsid="02485485"/>
    </style:style>
    <style:style style:name="T359" style:family="text">
      <style:text-properties officeooo:rsid="0254cffe"/>
    </style:style>
    <style:style style:name="T360" style:family="text">
      <style:text-properties officeooo:rsid="02577559"/>
    </style:style>
    <style:style style:name="T361" style:family="text">
      <style:text-properties officeooo:rsid="025b3b3e"/>
    </style:style>
    <style:style style:name="T362" style:family="text">
      <style:text-properties officeooo:rsid="025cecbf"/>
    </style:style>
    <style:style style:name="T363" style:family="text">
      <style:text-properties officeooo:rsid="025d0fe1"/>
    </style:style>
    <style:style style:name="T364" style:family="text">
      <style:text-properties officeooo:rsid="02608112"/>
    </style:style>
    <style:style style:name="T365" style:family="text">
      <style:text-properties officeooo:rsid="02625e33"/>
    </style:style>
    <style:style style:name="T366" style:family="text">
      <style:text-properties officeooo:rsid="02655f7c"/>
    </style:style>
    <style:style style:name="T367" style:family="text">
      <style:text-properties officeooo:rsid="02671809"/>
    </style:style>
    <style:style style:name="T368" style:family="text">
      <style:text-properties style:text-underline-style="solid" style:text-underline-width="auto" style:text-underline-color="font-color" officeooo:rsid="02671809"/>
    </style:style>
    <style:style style:name="T369" style:family="text">
      <style:text-properties style:text-underline-style="none"/>
    </style:style>
    <style:style style:name="T370" style:family="text">
      <style:text-properties style:text-underline-style="none" officeooo:rsid="02671809"/>
    </style:style>
    <style:style style:name="T371" style:family="text">
      <style:text-properties style:text-underline-style="none" officeooo:rsid="02678ee7"/>
    </style:style>
    <style:style style:name="T372" style:family="text">
      <style:text-properties style:text-underline-style="none" officeooo:rsid="0267c364"/>
    </style:style>
    <style:style style:name="T373" style:family="text">
      <style:text-properties style:text-underline-style="none" fo:font-weight="bold" style:font-weight-asian="bold" style:font-weight-complex="bold"/>
    </style:style>
    <style:style style:name="T374" style:family="text">
      <style:text-properties style:text-underline-style="none" fo:font-weight="normal" style:font-weight-asian="normal" style:font-weight-complex="normal"/>
    </style:style>
    <style:style style:name="T375" style:family="text">
      <style:text-properties style:text-underline-style="none" fo:font-weight="normal" officeooo:rsid="0267c364" style:font-weight-asian="normal" style:font-weight-complex="normal"/>
    </style:style>
    <style:style style:name="T376" style:family="text">
      <style:text-properties style:text-underline-style="none" officeooo:rsid="0271958b"/>
    </style:style>
    <style:style style:name="T377" style:family="text">
      <style:text-properties fo:font-weight="normal" style:font-weight-asian="normal" style:font-weight-complex="normal"/>
    </style:style>
    <style:style style:name="T378" style:family="text">
      <style:text-properties fo:font-weight="normal" officeooo:rsid="0275e18b" style:font-weight-asian="normal" style:font-weight-complex="normal"/>
    </style:style>
    <style:style style:name="T379" style:family="text">
      <style:text-properties fo:font-weight="normal" officeooo:rsid="02876ec3" style:font-weight-asian="normal" style:font-weight-complex="normal"/>
    </style:style>
    <style:style style:name="T380" style:family="text">
      <style:text-properties fo:font-weight="normal" officeooo:rsid="028eff66" style:font-weight-asian="normal" style:font-weight-complex="normal"/>
    </style:style>
    <style:style style:name="T381" style:family="text">
      <style:text-properties fo:font-weight="normal" officeooo:rsid="029e573d" style:font-weight-asian="normal" style:font-weight-complex="normal"/>
    </style:style>
    <style:style style:name="T382" style:family="text">
      <style:text-properties fo:font-weight="normal" officeooo:rsid="02b25b10" style:font-weight-asian="normal" style:font-weight-complex="normal"/>
    </style:style>
    <style:style style:name="T383" style:family="text">
      <style:text-properties fo:font-weight="normal" officeooo:rsid="02f35dc6" style:font-weight-asian="normal" style:font-weight-complex="normal"/>
    </style:style>
    <style:style style:name="T384" style:family="text">
      <style:text-properties fo:font-weight="normal" officeooo:rsid="0305de88" style:font-weight-asian="normal" style:font-weight-complex="normal"/>
    </style:style>
    <style:style style:name="T385" style:family="text">
      <style:text-properties fo:font-weight="normal" officeooo:rsid="0312caef" style:font-weight-asian="normal" style:font-weight-complex="normal"/>
    </style:style>
    <style:style style:name="T386" style:family="text">
      <style:text-properties fo:font-weight="normal" officeooo:rsid="01bbd35d" style:font-weight-asian="normal" style:font-weight-complex="normal"/>
    </style:style>
    <style:style style:name="T387" style:family="text">
      <style:text-properties fo:font-weight="normal" officeooo:rsid="033164a8" style:font-weight-asian="normal" style:font-weight-complex="normal"/>
    </style:style>
    <style:style style:name="T388" style:family="text">
      <style:text-properties fo:font-weight="normal" officeooo:rsid="0334b377" style:font-weight-asian="normal" style:font-weight-complex="normal"/>
    </style:style>
    <style:style style:name="T389" style:family="text">
      <style:text-properties fo:font-weight="normal" officeooo:rsid="03365b8d" style:font-weight-asian="normal" style:font-weight-complex="normal"/>
    </style:style>
    <style:style style:name="T390" style:family="text">
      <style:text-properties fo:font-weight="normal" officeooo:rsid="0355128b" style:font-weight-asian="normal" style:font-weight-complex="normal"/>
    </style:style>
    <style:style style:name="T391" style:family="text">
      <style:text-properties fo:font-weight="normal" officeooo:rsid="0357a1ec" style:font-weight-asian="normal" style:font-weight-complex="normal"/>
    </style:style>
    <style:style style:name="T392" style:family="text">
      <style:text-properties fo:font-weight="normal" officeooo:rsid="0359935c" style:font-weight-asian="normal" style:font-weight-complex="normal"/>
    </style:style>
    <style:style style:name="T393" style:family="text">
      <style:text-properties officeooo:rsid="026a60bf"/>
    </style:style>
    <style:style style:name="T394" style:family="text">
      <style:text-properties officeooo:rsid="026b1e95"/>
    </style:style>
    <style:style style:name="T395" style:family="text">
      <style:text-properties officeooo:rsid="02740617"/>
    </style:style>
    <style:style style:name="T396" style:family="text">
      <style:text-properties officeooo:rsid="028ea7d3"/>
    </style:style>
    <style:style style:name="T397" style:family="text">
      <style:text-properties officeooo:rsid="028eff66"/>
    </style:style>
    <style:style style:name="T398" style:family="text">
      <style:text-properties officeooo:rsid="029d72b0"/>
    </style:style>
    <style:style style:name="T399" style:family="text">
      <style:text-properties officeooo:rsid="029e573d"/>
    </style:style>
    <style:style style:name="T400" style:family="text">
      <style:text-properties officeooo:rsid="02a02635"/>
    </style:style>
    <style:style style:name="T401" style:family="text">
      <style:text-properties officeooo:rsid="02b187ca"/>
    </style:style>
    <style:style style:name="T402" style:family="text">
      <style:text-properties officeooo:rsid="02b25b10"/>
    </style:style>
    <style:style style:name="T403" style:family="text">
      <style:text-properties officeooo:rsid="02d346e6"/>
    </style:style>
    <style:style style:name="T404" style:family="text">
      <style:text-properties officeooo:rsid="02e7bc55"/>
    </style:style>
    <style:style style:name="T405" style:family="text">
      <style:text-properties officeooo:rsid="02f0ce41"/>
    </style:style>
    <style:style style:name="T406" style:family="text">
      <style:text-properties officeooo:rsid="02f35dc6"/>
    </style:style>
    <style:style style:name="T407" style:family="text">
      <style:text-properties officeooo:rsid="02fdead4"/>
    </style:style>
    <style:style style:name="T408" style:family="text">
      <style:text-properties officeooo:rsid="030a98ae"/>
    </style:style>
    <style:style style:name="T409" style:family="text">
      <style:text-properties officeooo:rsid="030ae9a0"/>
    </style:style>
    <style:style style:name="T410" style:family="text">
      <style:text-properties officeooo:rsid="0312caef"/>
    </style:style>
    <style:style style:name="T411" style:family="text">
      <style:text-properties officeooo:rsid="0314c779"/>
    </style:style>
    <style:style style:name="T412" style:family="text">
      <style:text-properties officeooo:rsid="03415f21"/>
    </style:style>
    <style:style style:name="T413" style:family="text">
      <style:text-properties officeooo:rsid="03510f13"/>
    </style:style>
    <style:style style:name="T414" style:family="text">
      <style:text-properties officeooo:rsid="035ba69c"/>
    </style:style>
    <style:style style:name="T415" style:family="text">
      <style:text-properties officeooo:rsid="035d8b7b"/>
    </style:style>
    <style:style style:name="T416" style:family="text">
      <style:text-properties officeooo:rsid="0363eff7"/>
    </style:style>
    <style:style style:name="T417" style:family="text">
      <style:text-properties officeooo:rsid="036606ed"/>
    </style:style>
    <style:style style:name="T418" style:family="text">
      <style:text-properties officeooo:rsid="03716e45"/>
    </style:style>
    <style:style style:name="T419" style:family="text">
      <style:text-properties officeooo:rsid="03720635"/>
    </style:style>
    <style:style style:name="T420" style:family="text">
      <style:text-properties officeooo:rsid="038274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 - <text:span text:style-name="T87">1050123</text:span></text:p>
      <text:p text:style-name="P2"/>
      <text:p text:style-name="P2"><text:span text:style-name="T85">Risolutore di puzzle – Parte </text:span><text:span text:style-name="T86">2 </text:span></text:p>
      <text:p text:style-name="P3">Programmazione concorrente e distribuita </text:p>
      <text:p text:style-name="P3">Progetto A.A. 2014/2015 </text:p>
      <text:p text:style-name="P4"/>
      <text:p text:style-name="P4"/>
      <text:p text:style-name="P3"/>
      <text:p text:style-name="P5"/>
      <text:p text:style-name="P7"><text:span text:style-name="T30">1 <text:s text:c="2"/></text:span><text:span text:style-name="T31">Algoritmo parallelo di risoluzione</text:span></text:p>
      <text:p text:style-name="P6"/>
      <text:p text:style-name="P31"><text:span text:style-name="T4">D</text:span><text:span text:style-name="T1">at</text:span><text:span text:style-name="T20">o</text:span><text:span text:style-name="T1"> un mucchio </text:span><text:span text:style-name="T21">(possibilmente disordinato)</text:span><text:span text:style-name="T1"> </text:span><text:span text:style-name="T5">contenente tutti i</text:span><text:span text:style-name="T1"> tasselli </text:span><text:span text:style-name="T5">di un puzzle e</text:span><text:span text:style-name="T1"> una tabella con </text:span><text:span text:style-name="T44">rows</text:span><text:span text:style-name="T1"> righe e </text:span><text:span text:style-name="T44">cols</text:span><text:span text:style-name="T1"> colonne, </text:span><text:span text:style-name="T6">l'algoritmo procede nel seguente modo:</text:span></text:p>
      <text:list xml:id="list5613794093465941991" text:style-name="L1">
        <text:list-item>
          <text:p text:style-name="P82"><text:span text:style-name="T1">Individuazione del lato </text:span><text:span text:style-name="T48">edge</text:span><text:span text:style-name="T15">, ovvero il lato</text:span><text:span text:style-name="T1"> più lungo </text:span><text:span text:style-name="T7">tra </text:span><text:span text:style-name="T16">quello</text:span><text:span text:style-name="T7"> </text:span><text:span text:style-name="T8">superiore </text:span><text:span text:style-name="T22">(</text:span><text:span text:style-name="T23">north</text:span><text:span text:style-name="T22">)</text:span><text:span text:style-name="T8"> ed il sinistro </text:span><text:span text:style-name="T22">(</text:span><text:span text:style-name="T24">west</text:span><text:span text:style-name="T22">)</text:span></text:p>
        </text:list-item>
        <text:list-item>
          <text:p text:style-name="P83"><text:span text:style-name="T1">Riempimento del lato </text:span><text:span text:style-name="T45">edge</text:span><text:span text:style-name="T9"> in modo sequenziale, </text:span><text:span text:style-name="T10">partendo dall'angolo superiore sinistro</text:span></text:p>
        </text:list-item>
        <text:list-item>
          <text:p text:style-name="P84"><text:span text:style-name="T10">R</text:span><text:span text:style-name="T1">iempimento </text:span><text:span text:style-name="T25">in parallelo</text:span><text:span text:style-name="T1"> </text:span><text:span text:style-name="T11">di ogni </text:span><text:span text:style-name="T14">linea (colonna o riga)</text:span><text:span text:style-name="T11">, partendo dai tasselli definiti sul lato </text:span><text:span text:style-name="T47">edge</text:span><text:span text:style-name="T11"> e procedendo, per ogni </text:span><text:span text:style-name="T26">linea</text:span><text:span text:style-name="T11">, dall'alto verso il basso o da sinistra a destra </text:span><text:span text:style-name="T12">a seconda che </text:span><text:span text:style-name="T46">edge</text:span><text:span text:style-name="T12"> </text:span><text:span text:style-name="T13">corrisponda</text:span><text:span text:style-name="T12"> rispettivamente il lato superiore o quello sinistro</text:span></text:p>
        </text:list-item>
      </text:list>
      <text:p text:style-name="P73"><text:span text:style-name="T299">I</text:span><text:span text:style-name="T300">l passo 2 dell'algoritmo è svolto </text:span><text:span text:style-name="T306">grazie a delle istanze di </text:span><text:span text:style-name="T297">EdgeSorter</text:span><text:span text:style-name="T301"> </text:span><text:span text:style-name="T300">di </text:span><text:span text:style-name="T296">Puzzle, </text:span><text:span text:style-name="T307">create in quantità</text:span><text:span text:style-name="T302"> pari</text:span><text:span text:style-name="T300"> </text:span><text:span text:style-name="T302">al</text:span><text:span text:style-name="T300">la lunghezza del lato </text:span><text:span text:style-name="T296">edge.</text:span></text:p>
      <text:p text:style-name="P73"><text:span text:style-name="T308">Il </text:span><text:span text:style-name="T300">passo 3 dell'algoritmo </text:span><text:span text:style-name="T308">non necessita che il passo 2 finisca per cominciare;</text:span><text:span text:style-name="T300"> </text:span><text:span text:style-name="T303">per ogni linea </text:span><text:span text:style-name="T308">è istanziato un oggetto della classe </text:span><text:span text:style-name="T298">LineSorter</text:span><text:span text:style-name="T304"> </text:span><text:span text:style-name="T305">di Puzzle; </text:span><text:span text:style-name="T308">tuttavia, ogni linea necessita che </text:span><text:span text:style-name="T309">i tasselli iniziali della </text:span><text:span text:style-name="T311">rispettiva</text:span><text:span text:style-name="T309"> linea (colonna o riga) </text:span><text:span text:style-name="T310">siano stati collocati </text:span><text:span text:style-name="T312">per poter procedere col riempimento dell'intera riga</text:span><text:span text:style-name="T304">.</text:span></text:p>
      <text:p text:style-name="P72"/>
      <text:p text:style-name="P34">2 <text:s text:c="2"/><text:span text:style-name="T88">Gestione dei thread</text:span></text:p>
      <text:p text:style-name="P49">2.1 <text:s text:c="2"/><text:span text:style-name="T333">fill(path : Path) in Heap avvia Filler (Classe)</text:span></text:p>
      <text:p text:style-name="P71"><text:span text:style-name="T94">C</text:span><text:span text:style-name="T93">hiamando n il numero di tasselli contenuti nel file di input, </text:span><text:span text:style-name="T96">definisco r come </text:span><text:span text:style-name="T254">√</text:span><text:span text:style-name="T313">n </text:span><text:span text:style-name="T317">arrotondato per </text:span><text:span text:style-name="T318">eccesso</text:span><text:span text:style-name="T317">.</text:span><text:span text:style-name="T93"> </text:span></text:p>
      <text:p text:style-name="P71"><text:span text:style-name="T97">Il</text:span><text:span text:style-name="T95"> metodo </text:span><text:span text:style-name="T128">fill(path : Path)</text:span><text:span text:style-name="T95"> avvia </text:span><text:span text:style-name="T321">r</text:span><text:span text:style-name="T313"> thread </text:span><text:span text:style-name="T329">Filler</text:span><text:span text:style-name="T313"> </text:span><text:span text:style-name="T314">che i</text:span><text:span text:style-name="T315">nseris</text:span><text:span text:style-name="T319">cono</text:span><text:span text:style-name="T315"> a loro volta</text:span><text:span text:style-name="T316"> </text:span><text:span text:style-name="T320">al massimo</text:span><text:span text:style-name="T315"> </text:span><text:span text:style-name="T322">r</text:span><text:span text:style-name="T313"> </text:span><text:span text:style-name="T320">tasselli </text:span><text:span text:style-name="T323">ciascuno </text:span><text:span text:style-name="T324">nel</text:span><text:span text:style-name="T325">l'ogget</text:span><text:span text:style-name="T326">to</text:span><text:span text:style-name="T324"> </text:span><text:span text:style-name="T327">che rappresenta una </text:span><text:span text:style-name="T328">mucchio</text:span><text:span text:style-name="T327"> di tasselli</text:span><text:span text:style-name="T315">.</text:span></text:p>
      <text:p text:style-name="P62">2.<text:span text:style-name="T337">2</text:span> <text:s text:c="2"/><text:span text:style-name="T338">sort() in Puzzle avvia EdgeSorter (Classe)</text:span></text:p>
      <text:p text:style-name="P48"><text:span text:style-name="T339">Dopo aver individuato </text:span>il lato <text:span text:style-name="T54">edge</text:span> di lunghezza maggiore, <text:span text:style-name="T340">l'istanza di </text:span><text:span text:style-name="T55">Puzzle</text:span><text:span text:style-name="T340"> avvia un thread </text:span><text:span text:style-name="T55">EdgeSorter</text:span><text:span text:style-name="T340"> che ricerca e colloca tutti i tasselli del lato </text:span><text:span text:style-name="T55">edge</text:span><text:span text:style-name="T340"> del puzzle, estrandoli dal mucchio dei tasselli non ancora collocati; questo thread può essere attivo concorrentemente con i thread della classe </text:span><text:span text:style-name="T55">LineSorter</text:span><text:span text:style-name="T340">.</text:span></text:p>
      <text:p text:style-name="P63"><text:soft-page-break/>2.<text:span text:style-name="T341">3</text:span> <text:s text:c="2"/><text:span text:style-name="T338">sort() in Puzzle avvia LineSorter (Classe)</text:span></text:p>
      <text:p text:style-name="P46"><text:span text:style-name="T339">Dopo aver avviato </text:span>il <text:span text:style-name="T342">thread della classe</text:span> <text:span text:style-name="T56">EdgeSorter</text:span> <text:span text:style-name="T343">che ha il compito di collocare i tasselli del lato </text:span><text:span text:style-name="T57">edge</text:span>, <text:span text:style-name="T340">l'istanza di </text:span><text:span text:style-name="T55">Puzzle</text:span><text:span text:style-name="T340"> avvia tanti</text:span><text:span text:style-name="T55"> </text:span><text:span text:style-name="T340">thread </text:span><text:span text:style-name="T55">LineSorter</text:span><text:span text:style-name="T340"> quanti sono i tasselli sul lato </text:span><text:span text:style-name="T55">edge </text:span><text:span text:style-name="T344">(questo numero viene chiamato </text:span><text:span text:style-name="T58">limit</text:span><text:span text:style-name="T344">).</text:span></text:p>
      <text:p text:style-name="P47"><text:span text:style-name="T345">Questi thread riempiono ciascuno una linea che parte da ogni tassello sul lato </text:span><text:span text:style-name="T59">edge</text:span><text:span text:style-name="T345"> e che si estende fino al lato opposto di edge; per far questo hanno bisogno che il tassello sul lato </text:span><text:span text:style-name="T59">edge</text:span><text:span text:style-name="T345"> della rispettiva linea sia inizializzato da un oggetto </text:span><text:span text:style-name="T59">EdgeSorter</text:span><text:span text:style-name="T345"> e rimangono in attesa non attiva finché questa condizione non è verificata.</text:span></text:p>
      <text:p text:style-name="P47"><text:span text:style-name="T346">Quando il tassello iniziale è stato collocato, ognuno di questi thread ricerca e colloca tutti i tasselli della linea che devono riempire, estraendoli dal mucchio dei tasselli non ancora collocati; questo thread può essere attivo concorrentemente con un thread della classe </text:span><text:span text:style-name="T61">Edge</text:span><text:span text:style-name="T55">Sorter </text:span><text:span text:style-name="T347">e con </text:span><text:span text:style-name="T60">limit</text:span><text:span text:style-name="T347">-1 thread della classe </text:span><text:span text:style-name="T60">LineSorter</text:span><text:span text:style-name="T347">.</text:span></text:p>
      <text:p text:style-name="P47"/>
      <text:p text:style-name="P15"><text:span text:style-name="T3">3 <text:s text:c="2"/></text:span><text:span text:style-name="T17">Costrutti di concorrenza utilizzati</text:span></text:p>
      <text:p text:style-name="P50">3.1 <text:s text:c="2"/>fill(path : Path) in Heap</text:p>
      <text:p text:style-name="P39">Nel metodo <text:span text:style-name="T53">fill(path : Path)</text:span> <text:span text:style-name="T335">vengono utilizzati due costrutti Java per la gestione di thread: con </text:span><text:span text:style-name="T32">start()</text:span><text:span text:style-name="T335">, si avviano i thread che aggiungono al mucchio una porzione della collezione di tasselli; con </text:span><text:span text:style-name="T32">join()</text:span><text:span text:style-name="T335"> si verifica che il metodo di riempimento termini quando tutti i thread hanno popolato il mucchio con la sezione di collezione di loro competenza.</text:span></text:p>
      <text:p text:style-name="P51">3.<text:span text:style-name="T348">2</text:span> <text:s text:c="2"/>Filler (Classe) <text:span text:style-name="T349">in Heap</text:span></text:p>
      <text:p text:style-name="P35">Nella classe <text:span text:style-name="T52">Filler</text:span> la concorrenza viene gestita <text:span text:style-name="T334">col costrutto </text:span><text:span text:style-name="T33">synchronized</text:span><text:span text:style-name="T334">(), in modo da serializzare le aggiunzioni al mucchio anziché permettere aggiunzioni concorrenti, possibilmente rischiose</text:span>.</text:p>
      <text:p text:style-name="P53">3.<text:span text:style-name="T352">3</text:span> <text:s text:c="2"/><text:span text:style-name="T352">sort</text:span>() in <text:span text:style-name="T352">Puzzle</text:span></text:p>
      <text:p text:style-name="P40">Nel metodo <text:span text:style-name="T63">sort</text:span><text:span text:style-name="T53">()</text:span> <text:span text:style-name="T353">viene avviato un thread </text:span><text:span text:style-name="T64">EdgeSorter</text:span><text:span text:style-name="T353"> tramite il costrutto </text:span><text:span text:style-name="T34">start</text:span><text:span text:style-name="T353">(), così che con l'esecuzione del metodo </text:span><text:span text:style-name="T64">run</text:span><text:span text:style-name="T353">() vengano collocati tutti i tasselli sul lato </text:span><text:span text:style-name="T64">edge</text:span><text:span text:style-name="T353">.</text:span></text:p>
      <text:p text:style-name="P41">Successivamente, <text:span text:style-name="T355">sempre tramite il costrutto </text:span><text:span text:style-name="T35">start</text:span><text:span text:style-name="T355">(),</text:span> vengono avviati tanti thread LineSorter quanti sono i tasselli del lato <text:span text:style-name="T44">edge</text:span>, in modo tale da ordinare tutte le linee del puzzle che partono da un tassello del lato <text:span text:style-name="T44">edge</text:span> e arrivano al lato opposto.</text:p>
      <text:p text:style-name="P41"><text:span text:style-name="T357">Infine il metodo </text:span><text:span text:style-name="T65">sort</text:span><text:span text:style-name="T356">() aspetta, tramite il costrutto </text:span><text:span text:style-name="T36">join</text:span><text:span text:style-name="T356">(), che tutti i thread della classe </text:span><text:span text:style-name="T65">LineSorter</text:span><text:span text:style-name="T356"> terminino; quando ognuno di questi termina, allo stesso tempo una linea del puzzle è ordinata. Siccome erano stati avviati tante istanze di </text:span><text:span text:style-name="T65">LineSorter</text:span><text:span text:style-name="T356"> quante erano le linee da ordinare, al termine di queste il puzzle è completamente ordinato.</text:span></text:p>
      <text:p text:style-name="P52">3.<text:span text:style-name="T350">4</text:span> <text:s text:c="2"/><text:span text:style-name="T354">setEdgePiece(position : int, piece : PuzzleItem) in EdgeSorter </text:span>(Classe) <text:span text:style-name="T349">in Puzzle</text:span></text:p>
      <text:p text:style-name="P36">Nella classe <text:span text:style-name="T62">EdgeSorter</text:span> <text:span text:style-name="T358">è definito un metodo privato </text:span><text:span text:style-name="T66">setEdgePiece(position : int, piece : PuzzleItem)</text:span><text:span text:style-name="T354">, in cui, tramite il costrutto </text:span><text:span text:style-name="T37">notifyAll</text:span><text:span text:style-name="T354">(), vengono risvegliati tutti i monitor che si sono posti in uno stato di attesa sulla matrice dei pezzi del puzzle</text:span>. <text:span text:style-name="T360">È utilizzato il costrutto </text:span><text:soft-page-break/><text:span text:style-name="T39">synchronized</text:span><text:span text:style-name="T360">() così da prendere il lock sulla matrice e poter richiedere il risveglio di tutti gli altri monitor.</text:span></text:p>
      <text:p text:style-name="P42">Viene utilizzato <text:span text:style-name="T359">il costrutto</text:span> <text:span text:style-name="T29">notifyAll</text:span>() <text:span text:style-name="T359">anziché </text:span><text:span text:style-name="T38">notify</text:span><text:span text:style-name="T359">() siccome ci potrebbero essere più monitor di thread </text:span><text:span text:style-name="T67">LineSorter</text:span><text:span text:style-name="T359"> in attesa che il primo elemento della loro linea venga collocato.</text:span></text:p>
      <text:p text:style-name="P54">3.<text:span text:style-name="T351">5</text:span> <text:s text:c="2"/><text:span text:style-name="T351">LineSorter </text:span>(Classe) <text:span text:style-name="T349">in Puzzle</text:span></text:p>
      <text:p text:style-name="P37"><text:span text:style-name="T362">I thread d</text:span>ella classe <text:span text:style-name="T62">LineSorter</text:span> <text:span text:style-name="T363">necessitano che il primo tassello della loro linea sia collocato da un thread </text:span><text:span text:style-name="T68">EdgeSorter</text:span><text:span text:style-name="T363">. Perciò, fin questo non succede, essi si pongono in attesa col costrutto </text:span><text:span text:style-name="T40">wait</text:span><text:span text:style-name="T363">() sulla matrice dei tasselli del puzzle, aspettando di essere risvegliati da un'istanza di EdgeSorter che sta riempiendo il lato </text:span><text:span text:style-name="T68">edge </text:span><text:span text:style-name="T364">dello stesso puzzle</text:span>. <text:span text:style-name="T365">Naturalmente, per richiedere un'attesa sulla matrice dei tasselli del puzzle, viene richiesto il lock su questa tramite il costrutto </text:span><text:span text:style-name="T41">synchronized</text:span><text:span text:style-name="T365">().</text:span></text:p>
      <text:p text:style-name="P43">Per il resto della riga non viene utilizzato nessun costrutto per gestire la concorrenza perché ogni thread opera su porzioni distinte della matrice.</text:p>
      <text:p text:style-name="P55">3.<text:span text:style-name="T404">6</text:span> <text:s text:c="2"/><text:span text:style-name="T366">getPiece</text:span>(<text:span text:style-name="T366">id : String</text:span>) <text:span text:style-name="T349">in Heap</text:span></text:p>
      <text:p text:style-name="P44">Questo metodo <text:span text:style-name="T367">si occupa di estrarre un pezzo dal mucchio, dato il suo id. Siccome bisogna gestire situazioni del tipo </text:span><text:span text:style-name="T368">check-then-act</text:span><text:span text:style-name="T370">, </text:span><text:span text:style-name="T371">viene richiesto l'accesso esclusivo all'oggetto che rappresenta il mucchio di tassel</text:span><text:span text:style-name="T372">li.</text:span></text:p>
      <text:p text:style-name="P45"><text:span text:style-name="T372">Q</text:span><text:span text:style-name="T369">uesto obiettivo è stato raggiunto aggiungendo </text:span><text:span text:style-name="T373">synchronized</text:span><text:span text:style-name="T369">() alla firma del metodo, in modo tale da richiedere il lock su </text:span><text:span text:style-name="T373">this </text:span><text:span text:style-name="T374">(ovvero l'oggetto che rappresenta il mucchio) ad ogni invocazione del metodo.</text:span></text:p>
      <text:p text:style-name="P55">3.<text:span text:style-name="T404">7</text:span> <text:s text:c="2"/><text:span text:style-name="T366">getEdgePiece</text:span>(<text:span text:style-name="T394">edge : Dir, refSide : Dir</text:span>, <text:span text:style-name="T393">ref : String</text:span>) <text:span text:style-name="T349">in Heap</text:span></text:p>
      <text:p text:style-name="P44">Questo metodo <text:span text:style-name="T367">si occupa di estrarre un pezzo dal mucchio, conoscendo il lato del puzzle su cui si trova e l'id di uno dei riferimenti su uno dei suoi lati, ma non il lato su cui si trova. Siccome bisogna gestire situazioni del tipo </text:span><text:span text:style-name="T368">check-then-act</text:span><text:span text:style-name="T370">, </text:span><text:span text:style-name="T371">viene richiesto l'accesso esclusivo all'oggetto che rappresenta il mucchio di tassel</text:span><text:span text:style-name="T372">li, </text:span><text:span text:style-name="T376">analogamente al metodo descritto nel paragrafo 3.5</text:span><text:span text:style-name="T372">.</text:span></text:p>
      <text:p text:style-name="P45"><text:span text:style-name="T375">Q</text:span><text:span text:style-name="T374">uesto obiettivo è stato raggiunto aggiungendo </text:span><text:span text:style-name="T373">synchronized</text:span><text:span text:style-name="T374">() alla firma del metodo, in modo tale da richiedere il lock su </text:span><text:span text:style-name="T373">this </text:span><text:span text:style-name="T374">(ovvero l'oggetto che rappresenta il mucchio) ad ogni invocazione del metodo.</text:span></text:p>
      <text:p text:style-name="P38"/>
      <text:p text:style-name="P14"><text:span text:style-name="T2">4 <text:s text:c="2"/></text:span><text:span text:style-name="T18">Correttezza della concorrenza</text:span></text:p>
      <text:p text:style-name="P56"><text:span text:style-name="T395">4</text:span>.1 <text:s text:c="2"/>fill(path : Path) in Heap</text:p>
      <text:p text:style-name="P78">4.1.1 Interferenze</text:p>
      <text:p text:style-name="P64"><text:span text:style-name="T131">Nel metodo </text:span><text:span text:style-name="T93">fill(path : Path)</text:span><text:span text:style-name="T131"> </text:span><text:span text:style-name="T132">non avvengono interferenze poiché non vi è alcun accesso concorrente ai dati; le possibili interferenze dovute ai thread </text:span><text:span text:style-name="T98">Filler</text:span><text:span text:style-name="T132"> che vengono avviati verr</text:span><text:span text:style-name="T156">anno</text:span><text:span text:style-name="T132"> discuss</text:span><text:span text:style-name="T156">e</text:span><text:span text:style-name="T132"> nel paragrafo 4.2.1.</text:span></text:p>
      <text:p text:style-name="P78">4.1.2 Deadlock</text:p>
      <text:p text:style-name="P64"><text:span text:style-name="T131">Nel metodo </text:span><text:span text:style-name="T93">fill(path : Path)</text:span><text:span text:style-name="T131"> </text:span><text:span text:style-name="T133">vi è un possibile rischio di deadlock </text:span><text:span text:style-name="T135">a causa</text:span><text:span text:style-name="T134"> dei costrutti </text:span><text:span text:style-name="T208">join</text:span><text:span text:style-name="T134">(); tuttavia </text:span><text:soft-page-break/><text:span text:style-name="T134">questo rischio non è possibile che si presenti durante l'esecuzione </text:span><text:span text:style-name="T136">poiché ogni thread </text:span><text:span text:style-name="T110">Filler</text:span><text:span text:style-name="T136"> che viene avviato termina sicuramente, </text:span><text:span text:style-name="T137">come si può vedere nel paragrafo 4.2.2</text:span><text:span text:style-name="T136">; se l'esecuzione dovesse venire interrotta, l'eccezione viene catturata tramite un costrutto </text:span><text:span text:style-name="T209">try-catch</text:span><text:span text:style-name="T136"> dove sono rinchiuse le </text:span><text:span text:style-name="T209">join</text:span><text:span text:style-name="T136">() dei thread.</text:span></text:p>
      <text:p text:style-name="P74"><text:span text:style-name="T378">4.1.</text:span><text:span text:style-name="T379">3</text:span><text:span text:style-name="T378"> Busy wait</text:span></text:p>
      <text:p text:style-name="P57"><text:span text:style-name="T131">Nel metodo </text:span><text:span text:style-name="T235">fill(path : Path)</text:span><text:span text:style-name="T131"> </text:span><text:span text:style-name="T138">non vi è attesa attiva, poiché l'unico momento in cui il metodo si pone in attesa è </text:span><text:span text:style-name="T139">quando </text:span><text:span text:style-name="T140">aspetta che i thread </text:span><text:span text:style-name="T99">Filler</text:span><text:span text:style-name="T140"> terminino, ma dal momento che viene utilizzato il costrutto </text:span><text:span text:style-name="T211">join</text:span><text:span text:style-name="T140">(), il metodo pone il proprio flusso di controllo in attesa non attiva aspettando che I thread terminino.</text:span></text:p>
      <text:p text:style-name="P57"><text:span text:style-name="T361">4</text:span>.<text:span text:style-name="T396">2</text:span> <text:s text:c="2"/>Filler (Classe)</text:p>
      <text:p text:style-name="P79">4.<text:span text:style-name="T397">2</text:span>.1 Interferenze</text:p>
      <text:p text:style-name="P65"><text:span text:style-name="T131">Nel metodo </text:span><text:span text:style-name="T101">run</text:span><text:span text:style-name="T93">()</text:span><text:span text:style-name="T131"> </text:span><text:span text:style-name="T145">della classe </text:span><text:span text:style-name="T103">Filler</text:span><text:span text:style-name="T145"> </text:span><text:span text:style-name="T132">non avvengono interferenze poiché </text:span><text:span text:style-name="T141">l'accesso alla struttura dati “</text:span><text:span text:style-name="T100">mucchio</text:span><text:span text:style-name="T141">” (una ArrayList) è rinchius</text:span><text:span text:style-name="T160">o</text:span><text:span text:style-name="T141"> in un blocco </text:span><text:span text:style-name="T210">synchronized</text:span><text:span text:style-name="T141">() </text:span><text:span text:style-name="T143">che prende il lock sul mucchio</text:span><text:span text:style-name="T141">, garantendo così l'aggiunta </text:span><text:span text:style-name="T142">di tasselli senza interferenze.</text:span></text:p>
      <text:p text:style-name="P79">4.<text:span text:style-name="T397">2</text:span>.2 Deadlock</text:p>
      <text:p text:style-name="P65"><text:span text:style-name="T131">Nel metodo </text:span><text:span text:style-name="T102">run</text:span><text:span text:style-name="T93">()</text:span><text:span text:style-name="T131"> </text:span><text:span text:style-name="T146">della classe </text:span><text:span text:style-name="T104">Filler</text:span><text:span text:style-name="T146"> </text:span><text:span text:style-name="T144">non vi sono </text:span><text:span text:style-name="T147">deadlock perché l'unica risorsa che tutti richiedono, ovvero il mucchio, è richiesta solamente da istanze di </text:span><text:span text:style-name="T106">Filler </text:span><text:span text:style-name="T147">che quando ne prendono il lock </text:span><text:span text:style-name="T149">aggiungono un tassello</text:span><text:span text:style-name="T147"> e </text:span><text:span text:style-name="T148">successivamente</text:span><text:span text:style-name="T147"> liberano </text:span><text:span text:style-name="T148">subito</text:span><text:span text:style-name="T147"> la risorsa</text:span><text:span text:style-name="T136">.</text:span></text:p>
      <text:p text:style-name="P75"><text:span text:style-name="T378">4.</text:span><text:span text:style-name="T380">2</text:span><text:span text:style-name="T378">.</text:span><text:span text:style-name="T379">3</text:span><text:span text:style-name="T378"> Busy wait</text:span></text:p>
      <text:p text:style-name="P57"><text:span text:style-name="T215">Nel metodo </text:span><text:span text:style-name="T236">run</text:span><text:span text:style-name="T217">()</text:span><text:span text:style-name="T215"> </text:span><text:span text:style-name="T216">della classe </text:span><text:span text:style-name="T237">Filler</text:span><text:span text:style-name="T216"> </text:span><text:span text:style-name="T138">non vi è attesa attiva, poiché </text:span><text:span text:style-name="T150">quando le istanze di </text:span><text:span text:style-name="T105">Filler</text:span><text:span text:style-name="T150"> attendono che venga rilasciato il lock sulla risorsa mucchio, queste si pongono in attesa non attiva</text:span><text:span text:style-name="T140">.</text:span></text:p>
      <text:p text:style-name="P57"><text:span text:style-name="T361">4</text:span>.<text:span text:style-name="T400">3</text:span> <text:s text:c="2"/><text:span text:style-name="T398">sort()</text:span> <text:span text:style-name="T398">in Puzzle</text:span></text:p>
      <text:p text:style-name="P79">4.<text:span text:style-name="T399">3</text:span>.1 Interferenze</text:p>
      <text:p text:style-name="P66"><text:span text:style-name="T131">Nel metodo </text:span><text:span text:style-name="T107">sort</text:span><text:span text:style-name="T93">()</text:span><text:span text:style-name="T131"> </text:span><text:span text:style-name="T145">della classe </text:span><text:span text:style-name="T151">P</text:span><text:span text:style-name="T108">uzzle</text:span><text:span text:style-name="T145"> </text:span><text:span text:style-name="T152">n</text:span><text:span text:style-name="T132">on avvengono interferenze poiché non vi è alcun accesso concorrente ai dati; le possibili interferenze dovute ai thread </text:span><text:span text:style-name="T109">EdgeSorter e LineSorter</text:span><text:span text:style-name="T98"> </text:span><text:span text:style-name="T132">che vengono avviati verr</text:span><text:span text:style-name="T155">anno</text:span><text:span text:style-name="T132"> discuss</text:span><text:span text:style-name="T157">e</text:span><text:span text:style-name="T132"> ne</text:span><text:span text:style-name="T153">i</text:span><text:span text:style-name="T132"> paragraf</text:span><text:span text:style-name="T153">i</text:span><text:span text:style-name="T132"> 4.</text:span><text:span text:style-name="T154">4</text:span><text:span text:style-name="T132">.1 </text:span><text:span text:style-name="T154">e 4.5.1</text:span><text:span text:style-name="T142">.</text:span></text:p>
      <text:p text:style-name="P79">4.<text:span text:style-name="T399">3</text:span>.2 Deadlock</text:p>
      <text:p text:style-name="P67"><text:span text:style-name="T131">Nel metodo </text:span><text:span text:style-name="T107">sort</text:span><text:span text:style-name="T93">()</text:span><text:span text:style-name="T131"> </text:span><text:span text:style-name="T145">della classe </text:span><text:span text:style-name="T151">P</text:span><text:span text:style-name="T108">uzzle</text:span><text:span text:style-name="T145"> </text:span><text:span text:style-name="T133">vi è un possibile rischio di deadlock </text:span><text:span text:style-name="T135">a causa</text:span><text:span text:style-name="T134"> dei costrutti </text:span><text:span text:style-name="T208">join</text:span><text:span text:style-name="T134">() </text:span><text:span text:style-name="T158">che causano l'attesa del termine delle istanze di </text:span><text:span text:style-name="T112">LineSorter</text:span><text:span text:style-name="T134">; tuttavia questo rischio non è possibile che si presenti durante l'esecuzione </text:span><text:span text:style-name="T136">poiché ogni thread </text:span><text:span text:style-name="T111">LineSorter</text:span><text:span text:style-name="T136"> che viene avviato termina sicuramente, </text:span><text:span text:style-name="T137">come si può vedere nel paragrafo 4.</text:span><text:span text:style-name="T159">5</text:span><text:span text:style-name="T137">.2</text:span><text:span text:style-name="T136">; se l'esecuzione dovesse venire interrotta, l'eccezione viene catturata tramite un costrutto try-catch dove sono rinchiuse le </text:span><text:span text:style-name="T209">join</text:span><text:span text:style-name="T136">() dei thread. </text:span><text:span text:style-name="T175">Si assume che tutti i tasselli siano forniti in modo corretto, ovvero che per ognuno di essi esista ogni altro tassello riferito sui quattro lati, </text:span><text:span text:style-name="T176">se indicato diversamente da “VUOTO”</text:span><text:span text:style-name="T175">.</text:span></text:p>
      <text:p text:style-name="P75"><text:span text:style-name="T378">4.</text:span><text:span text:style-name="T381">3</text:span><text:span text:style-name="T378">.</text:span><text:span text:style-name="T379">3</text:span><text:span text:style-name="T378"> Busy wait</text:span></text:p>
      <text:p text:style-name="P58"><text:span text:style-name="T215">Nel metodo </text:span><text:span text:style-name="T238">sort</text:span><text:span text:style-name="T234">()</text:span><text:span text:style-name="T215"> </text:span><text:span text:style-name="T218">della classe </text:span><text:span text:style-name="T219">P</text:span><text:span text:style-name="T239">uzzle</text:span><text:span text:style-name="T218"> </text:span><text:span text:style-name="T220">non vi è attesa attiva, poiché l'unico momento in cui il metodo si pone in attesa è </text:span><text:span text:style-name="T221">quando </text:span><text:span text:style-name="T217">aspetta che i thread </text:span><text:span text:style-name="T241">L</text:span><text:span text:style-name="T240">i</text:span><text:span text:style-name="T241">neSorter </text:span><text:span text:style-name="T217">terminino, ma dal momento che viene </text:span><text:soft-page-break/><text:span text:style-name="T217">utilizzato il costrutto </text:span><text:span text:style-name="T211">join</text:span><text:span text:style-name="T217">(), il metodo pone il proprio flusso di controllo in attesa non attiva aspettando che </text:span><text:span text:style-name="T222">i</text:span><text:span text:style-name="T217"> thread terminino</text:span><text:span text:style-name="T140">.</text:span></text:p>
      <text:p text:style-name="P58"><text:span text:style-name="T361">4</text:span>.<text:span text:style-name="T401">4</text:span> <text:s text:c="2"/><text:span text:style-name="T354">setEdgePiece(position : int, piece : PuzzleItem) in EdgeSorter </text:span>(Classe) <text:span text:style-name="T349">in Puzzle</text:span></text:p>
      <text:p text:style-name="P80">4.<text:span text:style-name="T402">4</text:span>.1 Interferenze</text:p>
      <text:p text:style-name="P68"><text:span text:style-name="T131">Nel metodo </text:span><text:span text:style-name="T114">setEdgePiece</text:span><text:span text:style-name="T93">(</text:span><text:span text:style-name="T114">position : int, piece : PuzzleItem</text:span><text:span text:style-name="T93">)</text:span><text:span text:style-name="T131"> </text:span><text:span text:style-name="T145">della classe </text:span><text:span text:style-name="T113">EdgeSorter</text:span><text:span text:style-name="T145"> </text:span><text:span text:style-name="T132">non avvengono interferenze poiché </text:span><text:span text:style-name="T161">ogni volta che un pezzo viene collocato, </text:span><text:span text:style-name="T162">nessun altro thread avrà mai come compito di collocare un tassello nella stessa posizione</text:span><text:span text:style-name="T142">.</text:span></text:p>
      <text:p text:style-name="P80">4.<text:span text:style-name="T402">4</text:span>.2 Deadlock</text:p>
      <text:p text:style-name="P68"><text:span text:style-name="T131">Nel metodo </text:span><text:span text:style-name="T114">setEdgePiece</text:span><text:span text:style-name="T93">(</text:span><text:span text:style-name="T114">position : int, piece : PuzzleItem</text:span><text:span text:style-name="T93">)</text:span><text:span text:style-name="T131"> </text:span><text:span text:style-name="T145">della classe </text:span><text:span text:style-name="T113">EdgeSorter</text:span><text:span text:style-name="T145"> </text:span><text:span text:style-name="T144">non vi sono </text:span><text:span text:style-name="T147">deadlock perché l'unica risorsa </text:span><text:span text:style-name="T165">su cui </text:span><text:span text:style-name="T147">tutti richiedono </text:span><text:span text:style-name="T165">il lock</text:span><text:span text:style-name="T147">, ovvero </text:span><text:span text:style-name="T163">la matrice</text:span><text:span text:style-name="T147">, è richiesta </text:span><text:span text:style-name="T166">altrimenti</text:span><text:span text:style-name="T147"> </text:span><text:span text:style-name="T167">soltanto</text:span><text:span text:style-name="T147"> da istanze di </text:span><text:span text:style-name="T115">LineSorter</text:span><text:span text:style-name="T106"> </text:span><text:span text:style-name="T147">che quando ne prendono il lock </text:span><text:span text:style-name="T164">lo rilasciano immediatamente;</text:span><text:span text:style-name="T168"> questo perché se il tassello non è stato ancora collocato da </text:span><text:span text:style-name="T116">EdgeSorter</text:span><text:span text:style-name="T168">, lo attendono e rilasciano il lock, oppure se il tassello è stato collocato, non fanno alcuna operazione e rilasciano immediatamente il lock</text:span><text:span text:style-name="T136">.</text:span></text:p>
      <text:p text:style-name="P76"><text:span text:style-name="T378">4.</text:span><text:span text:style-name="T382">4</text:span><text:span text:style-name="T378">.</text:span><text:span text:style-name="T379">3</text:span><text:span text:style-name="T378"> Busy wait</text:span></text:p>
      <text:p text:style-name="P58"><text:span text:style-name="T215">Nel metodo </text:span><text:span text:style-name="T242">setEdgePiece</text:span><text:span text:style-name="T240">(</text:span><text:span text:style-name="T242">position : int, piece : PuzzleItem</text:span><text:span text:style-name="T240">)</text:span><text:span text:style-name="T215"> </text:span><text:span text:style-name="T218">della classe </text:span><text:span text:style-name="T243">EdgeSorter</text:span><text:span text:style-name="T218"> </text:span><text:span text:style-name="T138">non vi è attesa attiva, poiché </text:span><text:span text:style-name="T150">quando le istanze di </text:span><text:span text:style-name="T117">EdgeSorter</text:span><text:span text:style-name="T150"> attendono che venga rilasciato il lock sulla </text:span><text:span text:style-name="T169">matrice</text:span><text:span text:style-name="T150">, queste si pongono in attesa non attiva</text:span><text:span text:style-name="T140">.</text:span></text:p>
      <text:p text:style-name="P59"><text:span text:style-name="T361">4</text:span>.<text:span text:style-name="T403">5</text:span> <text:s text:c="2"/><text:span text:style-name="T351">LineSorter </text:span>(Classe) <text:span text:style-name="T349">in Puzzle</text:span></text:p>
      <text:p text:style-name="P80">4.<text:span text:style-name="T406">5</text:span>.1 Interferenze</text:p>
      <text:p text:style-name="P68"><text:span text:style-name="T131">Nel metodo </text:span><text:span text:style-name="T177">run</text:span><text:span text:style-name="T93">()</text:span><text:span text:style-name="T131"> </text:span><text:span text:style-name="T145">della classe </text:span><text:span text:style-name="T120">LineSorter</text:span><text:span text:style-name="T145"> </text:span><text:span text:style-name="T132">non avvengono interferenze poiché </text:span><text:span text:style-name="T171">dopo che </text:span><text:span text:style-name="T118">EdgeSorter</text:span><text:span text:style-name="T132"> </text:span><text:span text:style-name="T171">ha collocato il tassello iniziale </text:span><text:span text:style-name="T178">della linea</text:span><text:span text:style-name="T171">, </text:span><text:span text:style-name="T161">ogni volta che un pezzo viene collocato </text:span><text:span text:style-name="T170">in una linea</text:span><text:span text:style-name="T161"> </text:span><text:span text:style-name="T162">nessun altr</text:span><text:span text:style-name="T179">a</text:span><text:span text:style-name="T162"> </text:span><text:span text:style-name="T179">istanza </text:span><text:span text:style-name="T171">di </text:span><text:span text:style-name="T118">LineSorter</text:span><text:span text:style-name="T171"> </text:span><text:span text:style-name="T172">sarà incaricat</text:span><text:span text:style-name="T180">a</text:span><text:span text:style-name="T172"> di collocare pezzi sulla stessa linea </text:span><text:span text:style-name="T181">dell'istanza presa in considerazione</text:span><text:span text:style-name="T142">.</text:span></text:p>
      <text:p text:style-name="P80">4.<text:span text:style-name="T406">5</text:span>.2 Deadlock</text:p>
      <text:p text:style-name="P68"><text:span text:style-name="T131">Nel metodo </text:span><text:span text:style-name="T182">run</text:span><text:span text:style-name="T93">()</text:span><text:span text:style-name="T131"> </text:span><text:span text:style-name="T145">della classe </text:span><text:span text:style-name="T121">Line</text:span><text:span text:style-name="T113">Sorter</text:span><text:span text:style-name="T145"> </text:span><text:span text:style-name="T144">non vi sono </text:span><text:span text:style-name="T147">deadlock </text:span><text:span text:style-name="T173">poiché l'istanza di </text:span><text:span text:style-name="T119">EdgeSorter </text:span><text:span text:style-name="T173">che inizializza il lato </text:span><text:span text:style-name="T119">edge </text:span><text:span text:style-name="T173">(dove sono situati i tasselli delle linee ordinate dalle istanze di </text:span><text:span text:style-name="T119">LineSorter</text:span><text:span text:style-name="T173">) </text:span><text:span text:style-name="T174">procede </text:span><text:span text:style-name="T183">collocando tutti i tasselli </text:span><text:span text:style-name="T184">iniziali delle linee, </text:span><text:span text:style-name="T185">perciò prima o poi, quando l'istanza di </text:span><text:span text:style-name="T122">LineSorter</text:span><text:span text:style-name="T185"> presa in considerazione riuscirà a prendere il lock sulla matrice dei tasselli, troverà il proprio pezzo iniziale collocato e potrà procedere a riempire </text:span><text:span text:style-name="T186">il resto della linea</text:span><text:span text:style-name="T136">.</text:span></text:p>
      <text:p text:style-name="P76"><text:span text:style-name="T378">4.</text:span><text:span text:style-name="T383">5</text:span><text:span text:style-name="T378">.</text:span><text:span text:style-name="T379">3</text:span><text:span text:style-name="T378"> Busy wait</text:span></text:p>
      <text:p text:style-name="P60"><text:span text:style-name="T215">Nel metodo </text:span><text:span text:style-name="T244">run</text:span><text:span text:style-name="T217">()</text:span><text:span text:style-name="T215"> </text:span><text:span text:style-name="T218">della classe </text:span><text:span text:style-name="T244">Line</text:span><text:span text:style-name="T243">Sorter</text:span><text:span text:style-name="T218"> </text:span><text:span text:style-name="T138">non vi è attesa attiva, poiché </text:span><text:span text:style-name="T150">quando le istanze di </text:span><text:span text:style-name="T123">LineSorter</text:span><text:span text:style-name="T150"> attendono che venga rilasciato il lock sulla </text:span><text:span text:style-name="T169">matrice </text:span><text:span text:style-name="T188">aspettando il tassello iniziale della linea</text:span><text:span text:style-name="T150">, queste si pongono in attesa non attiva </text:span><text:span text:style-name="T187">tramite il costrutto </text:span><text:span text:style-name="T212">wait</text:span><text:span text:style-name="T187">()</text:span><text:span text:style-name="T140">.</text:span></text:p>
      <text:p text:style-name="P60"><text:span text:style-name="T361">4</text:span>.<text:span text:style-name="T405">6</text:span> <text:s text:c="2"/><text:span text:style-name="T366">getPiece</text:span>(<text:span text:style-name="T366">id : String</text:span>) <text:span text:style-name="T349">in Heap</text:span></text:p>
      <text:p text:style-name="P81">4.<text:span text:style-name="T406">6</text:span>.1 Interferenze</text:p>
      <text:p text:style-name="P69"><text:soft-page-break/><text:span text:style-name="T131">Nel metodo </text:span><text:span text:style-name="T124">getPiece</text:span><text:span text:style-name="T93">(</text:span><text:span text:style-name="T124">id : String</text:span><text:span text:style-name="T93">)</text:span><text:span text:style-name="T131"> </text:span><text:span text:style-name="T145">della classe </text:span><text:span text:style-name="T125">Heap</text:span><text:span text:style-name="T145"> </text:span><text:span text:style-name="T132">non avvengono interferenze poiché </text:span><text:span text:style-name="T189">il metodo contiene nella propria firma </text:span><text:span text:style-name="T210">synchronized</text:span><text:span text:style-name="T141">(): </text:span><text:span text:style-name="T190">in tal modo solo una singola istanza </text:span><text:span text:style-name="T192">alla volta</text:span><text:span text:style-name="T190"> </text:span><text:span text:style-name="T193">ha il permesso </text:span><text:span text:style-name="T194">di</text:span><text:span text:style-name="T190"> accedere ad un mucchio di tasselli per estrare </text:span><text:span text:style-name="T191">un </text:span><text:span text:style-name="T195">tassello</text:span><text:span text:style-name="T142">.</text:span></text:p>
      <text:p text:style-name="P81">4.<text:span text:style-name="T407">6.</text:span>2 Deadlock</text:p>
      <text:p text:style-name="P69"><text:span text:style-name="T131">Nel metodo </text:span><text:span text:style-name="T124">getPiece</text:span><text:span text:style-name="T93">(</text:span><text:span text:style-name="T124">id : String</text:span><text:span text:style-name="T93">)</text:span><text:span text:style-name="T131"> </text:span><text:span text:style-name="T145">della classe </text:span><text:span text:style-name="T125">Heap</text:span><text:span text:style-name="T145"> </text:span><text:span text:style-name="T144">non vi sono </text:span><text:span text:style-name="T147">deadlock </text:span><text:span text:style-name="T196">poiché questo scorre linearmente </text:span><text:span text:style-name="T197">senza </text:span><text:span text:style-name="T198">richiedere </text:span><text:span text:style-name="T203">il lock </text:span><text:span text:style-name="T198">su alcuna risorsa</text:span><text:span text:style-name="T136">. </text:span><text:span text:style-name="T199">Allo stesso modo, questo metodo non è fonte di deadlock per nessuna </text:span><text:span text:style-name="T200">classe che lo </text:span><text:span text:style-name="T201">invoca poiché la sua terminazione </text:span><text:span text:style-name="T202">avviene sempre, dopo aver scorso l'intero mucchio di tasselli </text:span><text:span text:style-name="T206">(</text:span><text:span text:style-name="T202">nel caso peggiore</text:span><text:span text:style-name="T206">)</text:span><text:span text:style-name="T202">.</text:span></text:p>
      <text:p text:style-name="P77"><text:span text:style-name="T378">4.</text:span><text:span text:style-name="T384">6</text:span><text:span text:style-name="T378">.</text:span><text:span text:style-name="T379">3</text:span><text:span text:style-name="T378"> Busy wait</text:span></text:p>
      <text:p text:style-name="P60"><text:span text:style-name="T215">Nel metodo </text:span><text:span text:style-name="T223">getPiece</text:span><text:span text:style-name="T217">(</text:span><text:span text:style-name="T223">id : String</text:span><text:span text:style-name="T217">)</text:span><text:span text:style-name="T215"> </text:span><text:span text:style-name="T218">della classe </text:span><text:span text:style-name="T224">Heap</text:span><text:span text:style-name="T218"> </text:span><text:span text:style-name="T138">non vi è attesa attiva, </text:span><text:span text:style-name="T203">il metodo scorre linearmente senza dover richiedere </text:span><text:span text:style-name="T204">il lock su alcuna risors</text:span><text:span text:style-name="T205">a</text:span><text:span text:style-name="T140">.</text:span></text:p>
      <text:p text:style-name="P60"><text:span text:style-name="T361">4</text:span>.<text:span text:style-name="T408">7</text:span> <text:s text:c="2"/><text:span text:style-name="T366">getEdgePiece</text:span>(<text:span text:style-name="T394">edge : Dir, refSide : Dir</text:span>, <text:span text:style-name="T393">ref : String</text:span>) <text:span text:style-name="T349">in Heap</text:span></text:p>
      <text:p text:style-name="P81">4.<text:span text:style-name="T409">7</text:span>.1 Interferenze</text:p>
      <text:p text:style-name="P69"><text:bookmark-start text:name="__DdeLink__904_1781420863"/><text:span text:style-name="T131">Nel metodo </text:span><text:span text:style-name="T124">get</text:span><text:span text:style-name="T126">Edge</text:span><text:span text:style-name="T124">Piece</text:span><text:span text:style-name="T93">(</text:span><text:span text:style-name="T127">edge : Dir, refSide : Dir, ref : String</text:span><text:span text:style-name="T93">)</text:span><text:span text:style-name="T131"> </text:span><text:span text:style-name="T145">della classe </text:span><text:span text:style-name="T125">Heap</text:span><text:span text:style-name="T145"> </text:span><text:bookmark-end text:name="__DdeLink__904_1781420863"/><text:span text:style-name="T132">non avvengono interferenze poiché </text:span><text:span text:style-name="T189">il metodo contiene nella propria firma </text:span><text:span text:style-name="T210">synchronized</text:span><text:span text:style-name="T141">(): </text:span><text:span text:style-name="T190">in tal modo solo una singola istanza </text:span><text:span text:style-name="T192">alla volta</text:span><text:span text:style-name="T190"> </text:span><text:span text:style-name="T193">ha il permesso </text:span><text:span text:style-name="T194">di</text:span><text:span text:style-name="T190"> accedere ad un mucchio di tasselli per estrare </text:span><text:span text:style-name="T191">un </text:span><text:span text:style-name="T195">tassello</text:span><text:span text:style-name="T142">.</text:span></text:p>
      <text:p text:style-name="P81">4.<text:span text:style-name="T410">7.</text:span>2 Deadlock</text:p>
      <text:p text:style-name="P70"><text:span text:style-name="T131">Nel metodo </text:span><text:span text:style-name="T124">get</text:span><text:span text:style-name="T126">Edge</text:span><text:span text:style-name="T124">Piece</text:span><text:span text:style-name="T93">(</text:span><text:span text:style-name="T127">edge : Dir, refSide : Dir, ref : String</text:span><text:span text:style-name="T93">)</text:span><text:span text:style-name="T131"> </text:span><text:span text:style-name="T145">della classe </text:span><text:span text:style-name="T125">Heap</text:span><text:span text:style-name="T145"> </text:span><text:span text:style-name="T144">non vi sono </text:span><text:span text:style-name="T147">deadlock </text:span><text:span text:style-name="T196">poiché questo scorre linearmente </text:span><text:span text:style-name="T197">senza </text:span><text:span text:style-name="T198">richiedere </text:span><text:span text:style-name="T203">il lock </text:span><text:span text:style-name="T198">su alcuna risorsa</text:span><text:span text:style-name="T136">. </text:span><text:span text:style-name="T199">Allo stesso modo, questo metodo non è fonte di deadlock per nessuna </text:span><text:span text:style-name="T200">classe che lo </text:span><text:span text:style-name="T201">invoca poiché la sua terminazione </text:span><text:span text:style-name="T202">avviene sempre, dopo aver scorso l'intero mucchio di tasselli </text:span><text:span text:style-name="T207">(</text:span><text:span text:style-name="T202">nel caso peggiore</text:span><text:span text:style-name="T207">)</text:span><text:span text:style-name="T202">.</text:span></text:p>
      <text:p text:style-name="P77"><text:span text:style-name="T378">4.</text:span><text:span text:style-name="T385">7</text:span><text:span text:style-name="T378">.</text:span><text:span text:style-name="T379">3</text:span><text:span text:style-name="T378"> Busy wait</text:span></text:p>
      <text:p text:style-name="P61"><text:span text:style-name="T215">Nel metodo </text:span><text:span text:style-name="T245">get</text:span><text:span text:style-name="T247">Edge</text:span><text:span text:style-name="T245">Piece</text:span><text:span text:style-name="T234">(</text:span><text:span text:style-name="T248">edge : Dir, refSide : Dir, ref : String</text:span><text:span text:style-name="T234">)</text:span><text:span text:style-name="T215"> </text:span><text:span text:style-name="T218">della classe </text:span><text:span text:style-name="T246">Heap</text:span><text:span text:style-name="T218"> </text:span><text:span text:style-name="T138">non vi è attesa attiva, </text:span><text:span text:style-name="T203">il metodo scorre linearmente senza dover richiedere </text:span><text:span text:style-name="T204">il lock su alcuna risors</text:span><text:span text:style-name="T205">a</text:span><text:span text:style-name="T140">.</text:span></text:p>
      <text:p text:style-name="P32"/>
      <text:p text:style-name="P33"><text:span text:style-name="T331">5 <text:s text:c="2"/></text:span><text:span text:style-name="T332">Variazioni</text:span></text:p>
      <text:p text:style-name="P30"><text:span text:style-name="T28">L</text:span><text:span text:style-name="T1">e variazioni apportate al progetto sono le seguenti:</text:span></text:p>
      <text:list xml:id="list6289043610779550090" text:style-name="L2">
        <text:list-item>
          <text:p text:style-name="P86">l'inserimento della concorrenza tramite la modifica di metodi o la creazione di classi interne; </text:p>
        </text:list-item>
        <text:list-item>
          <text:p text:style-name="P85"><text:span text:style-name="T225">la classe </text:span><text:span text:style-name="T129">Puzzle </text:span><text:span text:style-name="T225">presentava </text:span><text:span text:style-name="T226">un errore (mancava un -1 in un ramo di un </text:span><text:span text:style-name="T213">if-else</text:span><text:span text:style-name="T226">)</text:span><text:span text:style-name="T213"> </text:span><text:span text:style-name="T226">e </text:span><text:span text:style-name="T227">l'errore è stato corretto;</text:span></text:p>
        </text:list-item>
        <text:list-item>
          <text:p text:style-name="P85"><text:span text:style-name="T225">lo script bash </text:span><text:span text:style-name="T228">per l'avvio del programma</text:span><text:span text:style-name="T225"> è stato uniformato come da specifiche;</text:span></text:p>
        </text:list-item>
        <text:list-item>
          <text:p text:style-name="P93"><text:span text:style-name="T225">è </text:span><text:span text:style-name="T214">stata aggiunto uno script </text:span><text:span text:style-name="T229">bash </text:span><text:span text:style-name="T130">test.sh </text:span><text:span text:style-name="T230">nella cartella Testing</text:span><text:span text:style-name="T229"> tale che fornendo un file composto da una sola riga di caratteri, questo generi in automatico un puzzle e ne verifichi la correttezza, salvando </text:span><text:span text:style-name="T231">gli esiti</text:span><text:span text:style-name="T229"> in un log </text:span><text:span text:style-name="T232">presente</text:span><text:span text:style-name="T229"> </text:span><text:span text:style-name="T230">nella stessa cartella.</text:span></text:p>
        </text:list-item>
      </text:list>
      <text:p text:style-name="P11"><text:soft-page-break/>5.<text:span text:style-name="T411">1</text:span> <text:s text:c="2"/><text:span text:style-name="T91">PuzzleSolver</text:span> (Classe)</text:p>
      <text:p text:style-name="P29"><text:span text:style-name="T19">In questa classe sono state rimosse le righe commentate che, </text:span><text:span text:style-name="T27">se decommentate</text:span><text:span text:style-name="T19">, permettevano di eseguire un test del programma. </text:span></text:p>
      <text:p text:style-name="P8">5.<text:span text:style-name="T411">2</text:span> <text:s text:c="2"/><text:span text:style-name="T90">Driver (Classe)</text:span></text:p>
      <text:p text:style-name="P17">Come <text:span text:style-name="T92">anticipato nell'introduzione, è stata creata una classe </text:span><text:span text:style-name="T69">Driver</text:span><text:span text:style-name="T92"> , dotata di un metodo </text:span><text:span text:style-name="T49">main(args : String[])</text:span><text:span text:style-name="T92"> così da poter essere facilmente avviata tramite un apposito script bash </text:span><text:span text:style-name="T49">test.sh</text:span><text:span text:style-name="T92"> per verificare il corretto funzionamento di </text:span><text:span text:style-name="T49">PuzzleSolver</text:span><text:span text:style-name="T92">.</text:span></text:p>
      <text:p text:style-name="P18">Questo test fa lo stesso test descritto <text:span text:style-name="T249">nella sezione 4.2 della relazione sulla prima parte del progetto.</text:span></text:p>
      <text:p text:style-name="P9">5.<text:span text:style-name="T411">3</text:span> <text:s text:c="2"/><text:span text:style-name="T250">test.sh (Script bash)</text:span></text:p>
      <text:p text:style-name="P19">Questo <text:span text:style-name="T251">script avvia il test previsto per il programma nel metodo </text:span><text:span text:style-name="T50">main</text:span><text:span text:style-name="T251"> della classe </text:span><text:span text:style-name="T70">Driver</text:span><text:span text:style-name="T251">.</text:span></text:p>
      <text:p text:style-name="P10">5.<text:span text:style-name="T411">4</text:span> <text:s text:c="2"/><text:span text:style-name="T252">Heap (Classe)</text:span></text:p>
      <text:p text:style-name="P20">Quest<text:span text:style-name="T253">a</text:span> <text:span text:style-name="T253">classe è stata modificata in modo tale che il riempimento del mucchio di tasselli fosse reso parallelizzabile avviando dei thread appartenenti a </text:span><text:span text:style-name="T51">Filler</text:span><text:span text:style-name="T253">, classe interna, privata e non-statica. Inoltre è stata aggiunta la keyword </text:span><text:span text:style-name="T42">synchronized</text:span><text:span text:style-name="T253">() ai metodi </text:span><text:span text:style-name="T79">getPiece</text:span><text:span text:style-name="T81">(</text:span><text:span text:style-name="T79">id : String</text:span><text:span text:style-name="T81">)</text:span><text:span text:style-name="T386"> </text:span><text:span text:style-name="T387">e</text:span><text:span text:style-name="T253"> </text:span><text:span text:style-name="T79">get</text:span><text:span text:style-name="T80">Edge</text:span><text:span text:style-name="T79">Piece</text:span><text:span text:style-name="T81">(</text:span><text:span text:style-name="T82">edge : Dir, refSide : Dir, ref : String</text:span><text:span text:style-name="T81">)</text:span><text:span text:style-name="T386">.</text:span></text:p>
      <text:p text:style-name="P22"><text:span text:style-name="T386">I</text:span><text:span text:style-name="T377">l m</text:span><text:span text:style-name="T388">etodo </text:span><text:span text:style-name="T83">fill(path : Path) </text:span><text:span text:style-name="T388">è stato modificato avviando istanze della classe </text:span><text:span text:style-name="T83">Filler </text:span><text:span text:style-name="T388">per riempire il mucchio di tasselli, </text:span><text:span text:style-name="T389">come descritto nelle precedenti sezioni</text:span><text:span text:style-name="T388">.</text:span></text:p>
      <text:p text:style-name="P24"><text:span text:style-name="T388">I </text:span><text:span text:style-name="T377">metodi </text:span><text:span text:style-name="T78">isEmpty()</text:span><text:span text:style-name="T377"> e </text:span><text:span text:style-name="T78">conta(side : Dir) </text:span><text:span text:style-name="T377">sono stati marcati </text:span><text:span text:style-name="T29">synchronized</text:span><text:span text:style-name="T377"> per prevenire interferenze in possibili </text:span><text:span text:style-name="T390">situazioni di</text:span><text:span text:style-name="T377"> race condition. </text:span><text:span text:style-name="T391">La loro correttezza non è stata discussa poiché il programma </text:span><text:span text:style-name="T84">PuzzleSolver </text:span><text:span text:style-name="T391">non li impiega e </text:span><text:span text:style-name="T392">poiché</text:span><text:span text:style-name="T391"> questa è triviale, poiché analoga a casi più complessi trattati nella sezione 4.</text:span></text:p>
      <text:p text:style-name="P94">5.4.1 Filler (Classe)</text:p>
      <text:p text:style-name="P21"><text:span text:style-name="T285">Filler</text:span><text:span text:style-name="T258"> è</text:span><text:span text:style-name="T256"> una</text:span><text:span text:style-name="T255"> classe interna, </text:span><text:span text:style-name="T256">non-</text:span><text:span text:style-name="T255">statica </text:span><text:span text:style-name="T259">e</text:span><text:span text:style-name="T255"> </text:span><text:span text:style-name="T256">privata in quanto:</text:span></text:p>
      <text:list xml:id="list8359309732959919485" text:style-name="L3">
        <text:list-item>
          <text:p text:style-name="P90"><text:span text:style-name="T255">Privata perché sono di utilità solamente per la classe </text:span><text:span text:style-name="T283">Heap</text:span><text:span text:style-name="T255">;</text:span></text:p>
        </text:list-item>
        <text:list-item>
          <text:p text:style-name="P90"><text:span text:style-name="T255">Non-statica perché </text:span><text:span text:style-name="T257">aggiungono tasselli ad una collezione rappresentata come campo dati nella classe </text:span><text:span text:style-name="T284">Heap</text:span><text:span text:style-name="T257">, ovvero l'</text:span><text:span text:style-name="T330">Outer.this</text:span><text:span text:style-name="T257">.</text:span></text:p>
        </text:list-item>
      </text:list>
      <text:p text:style-name="P23"><text:span text:style-name="T257">Q</text:span><text:span text:style-name="T255">uesta classe </text:span><text:span text:style-name="T260">concorre a riempire il mucchio di tasselli </text:span><text:span text:style-name="T261">leggendo una </text:span><text:span text:style-name="T262">parte</text:span><text:span text:style-name="T261"> dei tasselli letti dall'input, </text:span><text:span text:style-name="T263">per poi inserirli nel mucchio </text:span><text:span text:style-name="T264">evitando interferenze</text:span><text:span text:style-name="T261">.</text:span></text:p>
      <text:p text:style-name="P12">5.<text:span text:style-name="T252">5</text:span> <text:s text:c="2"/><text:span text:style-name="T336">Puzzle (Classe)</text:span></text:p>
      <text:p text:style-name="P25">Nella classe <text:span text:style-name="T44">Puzzle </text:span>è stato corretto un errore che comprometteva il funzionamento dell'intero programma; <text:span text:style-name="T412">è stato inserito un “j-1” al posto di “j” in un subscript nella </text:span><text:span text:style-name="T71">run</text:span><text:span text:style-name="T412">() di </text:span><text:span text:style-name="T71">LineSorter</text:span><text:span text:style-name="T412">, classe che sostituisce il metodo </text:span><text:span text:style-name="T71">orderLine(top : Dir, i : int)</text:span><text:span text:style-name="T412"> presente nella classe </text:span><text:span text:style-name="T71">Puzzle </text:span><text:span text:style-name="T412">nella prima parte del progetto, che presentava lo stesso errore in uno dei due rami condizionali.</text:span></text:p>
      <text:p text:style-name="P26"><text:span text:style-name="T336">A</text:span>lcuni metodi, come <text:span text:style-name="T44">conta(side : Dir)</text:span>, <text:span text:style-name="T44">isEmpty()</text:span> e <text:span text:style-name="T44">getPiece(id : String), </text:span><text:span text:style-name="T72">get</text:span><text:span text:style-name="T73">Edge</text:span><text:span text:style-name="T72">Piece</text:span><text:span text:style-name="T53">(</text:span><text:span text:style-name="T74">edge : Dir, refSide : Dir, ref : String</text:span><text:span text:style-name="T53">)</text:span> sono stati marcati <text:span text:style-name="T29">synchronized</text:span> così da prevenire interferenze o esiti <text:soft-page-break/>multipli in caso di loro utilizzo.</text:p>
      <text:p text:style-name="P27">Sono state aggiunte due classi interne <text:span text:style-name="T75">EdgeSorter</text:span><text:span text:style-name="T415"> e </text:span><text:span text:style-name="T75">LineSorter</text:span> <text:span text:style-name="T417">private e non-statiche </text:span>per rendere concorrente l'ordinamento <text:span text:style-name="T414">del puzzle, e di conseguenza è stato modificato il metodo </text:span><text:span text:style-name="T76">sort()</text:span><text:span text:style-name="T414"> di </text:span><text:span text:style-name="T76">Puzzle</text:span><text:span text:style-name="T414">. Questo metodo ora individua il lato più lungo, dopodichè avvia un thread della classe </text:span><text:span text:style-name="T76">EdgeSorter</text:span><text:span text:style-name="T414"> che ordina il lato maggiore del puzzle; finché è possibilmente ancora in esecuzione questa istanza di </text:span><text:span text:style-name="T76">EdgeSorter</text:span><text:span text:style-name="T414">, il flusso di controllo procede nel metodo </text:span><text:span text:style-name="T76">sort()</text:span><text:span text:style-name="T414"> e avvia tante istanze di </text:span><text:span text:style-name="T76">LineSorter</text:span><text:span text:style-name="T414"> quanti sono i tasselli nel lato maggiore del puzzle. Il metodo </text:span><text:span text:style-name="T76">sort()</text:span><text:span text:style-name="T414"> termina solamente quando tutte le linee processate dalle varie istanze di </text:span><text:span text:style-name="T76">LineSorter</text:span><text:span text:style-name="T414"> sono state ordinate.</text:span></text:p>
      <text:p text:style-name="P13">5.<text:span text:style-name="T413">5.1</text:span> <text:s text:c="2"/><text:span text:style-name="T336">PuzzleItem (Classe)</text:span></text:p>
      <text:p text:style-name="P89">Nella classe interna <text:span text:style-name="T77">PuzzleItem</text:span><text:span text:style-name="T416"> sono stati marcati </text:span><text:span text:style-name="T43">final</text:span><text:span text:style-name="T416"> i campi id ed i riferimenti, che rimanevano immutati dopo che i tasselli erano stati creati.</text:span></text:p>
      <text:p text:style-name="P95">5.5.<text:span text:style-name="T418">2</text:span> <text:span text:style-name="T420">Edg</text:span>eSorter (Classe)</text:p>
      <text:p text:style-name="P92"><text:span text:style-name="T292">Edge</text:span><text:span text:style-name="T287">Sorter</text:span><text:span text:style-name="T258"> è</text:span><text:span text:style-name="T256"> una</text:span><text:span text:style-name="T255"> classe interna, </text:span><text:span text:style-name="T256">non-</text:span><text:span text:style-name="T255">statica </text:span><text:span text:style-name="T259">e</text:span><text:span text:style-name="T255"> </text:span><text:span text:style-name="T256">privata in quanto:</text:span></text:p>
      <text:list xml:id="list113924969159885" text:continue-numbering="true" text:style-name="L3">
        <text:list-item>
          <text:p text:style-name="P91"><text:span text:style-name="T255">Privata perché sono di utilità solamente per la classe </text:span><text:span text:style-name="T288">Puzzle</text:span><text:span text:style-name="T255">;</text:span></text:p>
        </text:list-item>
        <text:list-item>
          <text:p text:style-name="P91"><text:span text:style-name="T255">Non-statica perché </text:span><text:span text:style-name="T265">colloca</text:span><text:span text:style-name="T257"> tasselli </text:span><text:span text:style-name="T269">su</text:span><text:span text:style-name="T265">l lato maggiore del puzzle nella matrice della</text:span><text:span text:style-name="T257"> classe </text:span><text:span text:style-name="T289">Puzzle</text:span><text:span text:style-name="T284">,</text:span><text:span text:style-name="T257"> ovvero l'</text:span><text:span text:style-name="T330">Outer.this</text:span><text:span text:style-name="T257">.</text:span></text:p>
        </text:list-item>
      </text:list>
      <text:p text:style-name="P87"><text:span text:style-name="T266">Questa classe rappresenta un flusso di controllo che si occupa di collocare i tasselli del puzzle </text:span><text:span text:style-name="T267">nel lato maggiore di questo; </text:span><text:span text:style-name="T268">la sua esecuzione può avvenire parallelamente a quella dei flussi di controllo che riempiono le linee che iniziano dai tasselli del lato maggiore, con la condizione che queste aspettino che il primo tassello della linea venga collocato</text:span><text:span text:style-name="T261">.</text:span></text:p>
      <text:p text:style-name="P95">5.5.<text:span text:style-name="T418">3</text:span> <text:span text:style-name="T420">Line</text:span>Sorter (Classe)</text:p>
      <text:p text:style-name="P92"><text:span text:style-name="T293">Lin</text:span><text:span text:style-name="T290">e</text:span><text:span text:style-name="T287">Sorter</text:span><text:span text:style-name="T258"> è</text:span><text:span text:style-name="T256"> una</text:span><text:span text:style-name="T255"> classe interna, </text:span><text:span text:style-name="T256">non-</text:span><text:span text:style-name="T255">statica </text:span><text:span text:style-name="T259">e</text:span><text:span text:style-name="T255"> </text:span><text:span text:style-name="T256">privata in quanto:</text:span></text:p>
      <text:list xml:id="list113923963296493" text:continue-numbering="true" text:style-name="L3">
        <text:list-item>
          <text:p text:style-name="P91"><text:span text:style-name="T255">Privata perché sono di utilità solamente per la classe </text:span><text:span text:style-name="T288">Puzzle</text:span><text:span text:style-name="T255">;</text:span></text:p>
        </text:list-item>
        <text:list-item>
          <text:p text:style-name="P91"><text:span text:style-name="T255">Non-statica perché </text:span><text:span text:style-name="T273">le sue istanze</text:span><text:span text:style-name="T255"> </text:span><text:span text:style-name="T265">collocano</text:span><text:span text:style-name="T257"> tasselli </text:span><text:span text:style-name="T270">nelle linee </text:span><text:span text:style-name="T271">che partono dal lato maggiore del puzzle</text:span><text:span text:style-name="T270"> </text:span><text:span text:style-name="T272">n</text:span><text:span text:style-name="T265">ella matrice della</text:span><text:span text:style-name="T257"> classe </text:span><text:span text:style-name="T289">Puzzle</text:span><text:span text:style-name="T284">,</text:span><text:span text:style-name="T257"> ovvero l'</text:span><text:span text:style-name="T330">Outer.this</text:span><text:span text:style-name="T257">.</text:span></text:p>
        </text:list-item>
      </text:list>
      <text:p text:style-name="P88"><text:span text:style-name="T266">Questa classe rappresenta un flusso di controllo che si occupa di collocare i tasselli del puzzle </text:span><text:span text:style-name="T267">nel</text:span><text:span text:style-name="T274">le linee </text:span><text:span text:style-name="T275">che partono dal</text:span><text:span text:style-name="T267"> lato maggiore di questo; </text:span><text:span text:style-name="T268">la sua esecuzione può avvenire parallelamente a quella dei flussi di controllo che riempiono le </text:span><text:span text:style-name="T276">altre</text:span><text:span text:style-name="T268"> linee che iniziano dai tasselli del lato maggiore </text:span><text:span text:style-name="T277">e con</text:span><text:span text:style-name="T279">correntemente con </text:span><text:span text:style-name="T294">EdgeSorter</text:span><text:span text:style-name="T268">, </text:span><text:span text:style-name="T280">a patto che </text:span><text:span text:style-name="T278">questa </text:span><text:span text:style-name="T277">istanza di </text:span><text:span text:style-name="T291">LineSorter</text:span><text:span text:style-name="T268"> aspetti che il primo tassello della linea </text:span><text:span text:style-name="T281">che deve riempire </text:span><text:span text:style-name="T268">venga collocato </text:span><text:span text:style-name="T282">dall'istanza di </text:span><text:span text:style-name="T295">EdgeSorter</text:span><text:span text:style-name="T261">.</text:span></text:p>
      <text:p text:style-name="P16"><text:span text:style-name="T89">6</text:span> <text:s text:c="2"/>Note</text:p>
      <text:p text:style-name="P28">Per la prima parte di progetto il codice è stato corretto, così che questo funzioni correttamente con tutti i puzzle che vengono forniti in ingr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5-01-11T11:39:23.515711785</dc:date>
    <meta:editing-duration>PT12H43M33S</meta:editing-duration>
    <meta:editing-cycles>928</meta:editing-cycles>
    <meta:generator>LibreOffice/4.3.3.2$Linux_X86_64 LibreOffice_project/430m0$Build-2</meta:generator>
    <meta:document-statistic meta:table-count="0" meta:image-count="0" meta:object-count="0" meta:page-count="8" meta:paragraph-count="132" meta:word-count="3059" meta:character-count="19707" meta:non-whitespace-character-count="16728"/>
  </office:meta>
</office:document-meta>
</file>